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48049" calcext:value-type="float">
            <text:p><text:s text:c="3"/>948,049</text:p>
          </table:table-cell>
          <table:table-cell table:style-name="ce48" office:value-type="float" office:value="939240" calcext:value-type="float">
            <text:p><text:s text:c="3"/>939,240</text:p>
          </table:table-cell>
          <table:table-cell table:style-name="ce48" office:value-type="float" office:value="193844" calcext:value-type="float">
            <text:p><text:s text:c="3"/>193,844</text:p>
          </table:table-cell>
          <table:table-cell table:style-name="ce48" office:value-type="float" office:value="171242" calcext:value-type="float">
            <text:p><text:s text:c="3"/>171,242</text:p>
          </table:table-cell>
          <table:table-cell table:style-name="ce48" office:value-type="float" office:value="4007" calcext:value-type="float">
            <text:p><text:s text:c="3"/>4,007</text:p>
          </table:table-cell>
          <table:table-cell table:style-name="ce48" office:value-type="float" office:value="1922" calcext:value-type="float">
            <text:p><text:s text:c="3"/>1,922</text:p>
          </table:table-cell>
          <table:table-cell table:style-name="ce48" office:value-type="float" office:value="1071" calcext:value-type="float">
            <text:p><text:s text:c="3"/>1,071</text:p>
          </table:table-cell>
          <table:table-cell table:style-name="ce48" office:value-type="float" office:value="7322" calcext:value-type="float">
            <text:p><text:s text:c="3"/>7,322</text:p>
          </table:table-cell>
          <table:table-cell table:style-name="ce48" office:value-type="float" office:value="790" calcext:value-type="float">
            <text:p><text:s text:c="3"/>790</text:p>
          </table:table-cell>
          <table:table-cell table:style-name="ce48" office:value-type="float" office:value="68692" calcext:value-type="float">
            <text:p><text:s text:c="3"/>68,692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1110" calcext:value-type="float">
            <text:p><text:s text:c="3"/>431,110</text:p>
          </table:table-cell>
          <table:table-cell table:style-name="ce49" office:value-type="float" office:value="429722" calcext:value-type="float">
            <text:p><text:s text:c="3"/>429,722</text:p>
          </table:table-cell>
          <table:table-cell table:style-name="ce49" office:value-type="float" office:value="100477" calcext:value-type="float">
            <text:p><text:s text:c="3"/>100,477</text:p>
          </table:table-cell>
          <table:table-cell table:style-name="ce49" office:value-type="float" office:value="101555" calcext:value-type="float">
            <text:p><text:s text:c="3"/>101,555</text:p>
          </table:table-cell>
          <table:table-cell table:style-name="ce49" office:value-type="float" office:value="2074" calcext:value-type="float">
            <text:p><text:s text:c="3"/>2,0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539" calcext:value-type="float">
            <text:p><text:s text:c="3"/>539</text:p>
          </table:table-cell>
          <table:table-cell table:style-name="ce49" office:value-type="float" office:value="3857" calcext:value-type="float">
            <text:p><text:s text:c="3"/>3,857</text:p>
          </table:table-cell>
          <table:table-cell table:style-name="ce49" office:value-type="float" office:value="470" calcext:value-type="float">
            <text:p><text:s text:c="3"/>470</text:p>
          </table:table-cell>
          <table:table-cell table:style-name="ce49" office:value-type="float" office:value="35323" calcext:value-type="float">
            <text:p><text:s text:c="3"/>35,323</text:p>
          </table:table-cell>
          <table:table-cell table:style-name="ce49" office:value-type="float" office:value="138034" calcext:value-type="float">
            <text:p><text:s text:c="3"/>138,034</text:p>
          </table:table-cell>
          <table:table-cell table:style-name="ce82" office:value-type="float" office:value="54412" calcext:value-type="float">
            <text:p><text:s text:c="3"/>54,412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16939" calcext:value-type="float">
            <text:p><text:s text:c="3"/>516,939</text:p>
          </table:table-cell>
          <table:table-cell table:style-name="ce49" office:value-type="float" office:value="509518" calcext:value-type="float">
            <text:p><text:s text:c="3"/>509,518</text:p>
          </table:table-cell>
          <table:table-cell table:style-name="ce49" office:value-type="float" office:value="93367" calcext:value-type="float">
            <text:p><text:s text:c="3"/>93,367</text:p>
          </table:table-cell>
          <table:table-cell table:style-name="ce49" office:value-type="float" office:value="69687" calcext:value-type="float">
            <text:p><text:s text:c="3"/>69,687</text:p>
          </table:table-cell>
          <table:table-cell table:style-name="ce49" office:value-type="float" office:value="1933" calcext:value-type="float">
            <text:p><text:s text:c="3"/>1,933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532" calcext:value-type="float">
            <text:p><text:s text:c="3"/>532</text:p>
          </table:table-cell>
          <table:table-cell table:style-name="ce49" office:value-type="float" office:value="3465" calcext:value-type="float">
            <text:p><text:s text:c="3"/>3,465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49" office:value-type="float" office:value="33369" calcext:value-type="float">
            <text:p><text:s text:c="3"/>33,369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84815" calcext:value-type="float">
            <text:p><text:s text:c="3"/>984,815</text:p>
          </table:table-cell>
          <table:table-cell table:style-name="ce48" office:value-type="float" office:value="975927" calcext:value-type="float">
            <text:p><text:s text:c="3"/>975,927</text:p>
          </table:table-cell>
          <table:table-cell table:style-name="ce48" office:value-type="float" office:value="181601" calcext:value-type="float">
            <text:p><text:s text:c="3"/>181,601</text:p>
          </table:table-cell>
          <table:table-cell table:style-name="ce48" office:value-type="float" office:value="172784" calcext:value-type="float">
            <text:p><text:s text:c="3"/>172,784</text:p>
          </table:table-cell>
          <table:table-cell table:style-name="ce48" office:value-type="float" office:value="4022" calcext:value-type="float">
            <text:p><text:s text:c="3"/>4,022</text:p>
          </table:table-cell>
          <table:table-cell table:style-name="ce48" office:value-type="float" office:value="1821" calcext:value-type="float">
            <text:p><text:s text:c="3"/>1,821</text:p>
          </table:table-cell>
          <table:table-cell table:style-name="ce48" office:value-type="float" office:value="997" calcext:value-type="float">
            <text:p><text:s text:c="3"/>997</text:p>
          </table:table-cell>
          <table:table-cell table:style-name="ce48" office:value-type="float" office:value="7993" calcext:value-type="float">
            <text:p><text:s text:c="3"/>7,993</text:p>
          </table:table-cell>
          <table:table-cell table:style-name="ce48" office:value-type="float" office:value="1004" calcext:value-type="float">
            <text:p><text:s text:c="3"/>1,004</text:p>
          </table:table-cell>
          <table:table-cell table:style-name="ce48" office:value-type="float" office:value="68765" calcext:value-type="float">
            <text:p><text:s text:c="3"/>68,76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48628" calcext:value-type="float">
            <text:p><text:s text:c="3"/>448,628</text:p>
          </table:table-cell>
          <table:table-cell table:style-name="ce49" office:value-type="float" office:value="447240" calcext:value-type="float">
            <text:p><text:s text:c="3"/>447,240</text:p>
          </table:table-cell>
          <table:table-cell table:style-name="ce49" office:value-type="float" office:value="93876" calcext:value-type="float">
            <text:p><text:s text:c="3"/>93,876</text:p>
          </table:table-cell>
          <table:table-cell table:style-name="ce49" office:value-type="float" office:value="101931" calcext:value-type="float">
            <text:p><text:s text:c="3"/>101,931</text:p>
          </table:table-cell>
          <table:table-cell table:style-name="ce49" office:value-type="float" office:value="2076" calcext:value-type="float">
            <text:p><text:s text:c="3"/>2,076</text:p>
          </table:table-cell>
          <table:table-cell table:style-name="ce49" office:value-type="float" office:value="873" calcext:value-type="float">
            <text:p><text:s text:c="3"/>873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4211" calcext:value-type="float">
            <text:p><text:s text:c="3"/>4,211</text:p>
          </table:table-cell>
          <table:table-cell table:style-name="ce49" office:value-type="float" office:value="581" calcext:value-type="float">
            <text:p><text:s text:c="3"/>581</text:p>
          </table:table-cell>
          <table:table-cell table:style-name="ce49" office:value-type="float" office:value="35498" calcext:value-type="float">
            <text:p><text:s text:c="3"/>35,498</text:p>
          </table:table-cell>
          <table:table-cell table:style-name="ce49" office:value-type="float" office:value="135403" calcext:value-type="float">
            <text:p><text:s text:c="3"/>135,403</text:p>
          </table:table-cell>
          <table:table-cell table:style-name="ce82" office:value-type="float" office:value="54443" calcext:value-type="float">
            <text:p><text:s text:c="3"/>54,443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36187" calcext:value-type="float">
            <text:p><text:s text:c="3"/>536,187</text:p>
          </table:table-cell>
          <table:table-cell table:style-name="ce49" office:value-type="float" office:value="528687" calcext:value-type="float">
            <text:p><text:s text:c="3"/>528,687</text:p>
          </table:table-cell>
          <table:table-cell table:style-name="ce49" office:value-type="float" office:value="87725" calcext:value-type="float">
            <text:p><text:s text:c="3"/>87,725</text:p>
          </table:table-cell>
          <table:table-cell table:style-name="ce49" office:value-type="float" office:value="70853" calcext:value-type="float">
            <text:p><text:s text:c="3"/>70,853</text:p>
          </table:table-cell>
          <table:table-cell table:style-name="ce49" office:value-type="float" office:value="1946" calcext:value-type="float">
            <text:p><text:s text:c="3"/>1,946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484" calcext:value-type="float">
            <text:p><text:s text:c="3"/>484</text:p>
          </table:table-cell>
          <table:table-cell table:style-name="ce49" office:value-type="float" office:value="3782" calcext:value-type="float">
            <text:p><text:s text:c="3"/>3,782</text:p>
          </table:table-cell>
          <table:table-cell table:style-name="ce49" office:value-type="float" office:value="423" calcext:value-type="float">
            <text:p><text:s text:c="3"/>423</text:p>
          </table:table-cell>
          <table:table-cell table:style-name="ce49" office:value-type="float" office:value="33267" calcext:value-type="float">
            <text:p><text:s text:c="3"/>33,267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219" calcext:value-type="float">
            <text:p><text:s text:c="3"/>82,219</text:p>
          </table:table-cell>
          <table:table-cell table:style-name="ce50" office:value-type="float" office:value="82400" calcext:value-type="float">
            <text:p><text:s text:c="3"/>82,400</text:p>
          </table:table-cell>
          <table:table-cell table:style-name="ce50" office:value-type="float" office:value="13676" calcext:value-type="float">
            <text:p><text:s text:c="3"/>13,676</text:p>
          </table:table-cell>
          <table:table-cell table:style-name="ce50" office:value-type="float" office:value="13988" calcext:value-type="float">
            <text:p><text:s text:c="3"/>13,988</text:p>
          </table:table-cell>
          <table:table-cell table:style-name="ce50" office:value-type="float" office:value="270" calcext:value-type="float">
            <text:p><text:s text:c="3"/>270</text:p>
          </table:table-cell>
          <table:table-cell table:style-name="ce50" office:value-type="float" office:value="130" calcext:value-type="float">
            <text:p><text:s text:c="3"/>130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598" calcext:value-type="float">
            <text:p><text:s text:c="3"/>598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50" office:value-type="float" office:value="5180" calcext:value-type="float">
            <text:p><text:s text:c="3"/>5,18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037" calcext:value-type="float">
            <text:p><text:s text:c="3"/>38,037</text:p>
          </table:table-cell>
          <table:table-cell table:style-name="ce51" office:value-type="float" office:value="38272" calcext:value-type="float">
            <text:p><text:s text:c="3"/>38,272</text:p>
          </table:table-cell>
          <table:table-cell table:style-name="ce51" office:value-type="float" office:value="7058" calcext:value-type="float">
            <text:p><text:s text:c="3"/>7,058</text:p>
          </table:table-cell>
          <table:table-cell table:style-name="ce51" office:value-type="float" office:value="8235" calcext:value-type="float">
            <text:p><text:s text:c="3"/>8,235</text:p>
          </table:table-cell>
          <table:table-cell table:style-name="ce51" office:value-type="float" office:value="134" calcext:value-type="float">
            <text:p><text:s text:c="3"/>13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655" calcext:value-type="float">
            <text:p><text:s text:c="3"/>2,655</text:p>
          </table:table-cell>
          <table:table-cell table:style-name="ce51" office:value-type="float" office:value="8802" calcext:value-type="float">
            <text:p><text:s text:c="3"/>8,802</text:p>
          </table:table-cell>
          <table:table-cell table:style-name="ce84" office:value-type="float" office:value="4268" calcext:value-type="float">
            <text:p><text:s text:c="3"/>4,268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182" calcext:value-type="float">
            <text:p><text:s text:c="3"/>44,182</text:p>
          </table:table-cell>
          <table:table-cell table:style-name="ce51" office:value-type="float" office:value="44128" calcext:value-type="float">
            <text:p><text:s text:c="3"/>44,128</text:p>
          </table:table-cell>
          <table:table-cell table:style-name="ce51" office:value-type="float" office:value="6618" calcext:value-type="float">
            <text:p><text:s text:c="3"/>6,618</text:p>
          </table:table-cell>
          <table:table-cell table:style-name="ce51" office:value-type="float" office:value="5753" calcext:value-type="float">
            <text:p><text:s text:c="3"/>5,753</text:p>
          </table:table-cell>
          <table:table-cell table:style-name="ce51" office:value-type="float" office:value="136" calcext:value-type="float">
            <text:p><text:s text:c="3"/>13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525" calcext:value-type="float">
            <text:p><text:s text:c="3"/>2,52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103799" calcext:value-type="float">
            <text:p><text:s text:c="3"/>103,799</text:p>
          </table:table-cell>
          <table:table-cell table:style-name="ce50" office:value-type="float" office:value="103832" calcext:value-type="float">
            <text:p><text:s text:c="3"/>103,832</text:p>
          </table:table-cell>
          <table:table-cell table:style-name="ce50" office:value-type="float" office:value="15279" calcext:value-type="float">
            <text:p><text:s text:c="3"/>15,279</text:p>
          </table:table-cell>
          <table:table-cell table:style-name="ce50" office:value-type="float" office:value="14328" calcext:value-type="float">
            <text:p><text:s text:c="3"/>14,328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58" calcext:value-type="float">
            <text:p><text:s text:c="3"/>158</text:p>
          </table:table-cell>
          <table:table-cell table:style-name="ce50" office:value-type="float" office:value="98" calcext:value-type="float">
            <text:p><text:s text:c="3"/>98</text:p>
          </table:table-cell>
          <table:table-cell table:style-name="ce50" office:value-type="float" office:value="712" calcext:value-type="float">
            <text:p><text:s text:c="3"/>712</text:p>
          </table:table-cell>
          <table:table-cell table:style-name="ce50" office:value-type="float" office:value="96" calcext:value-type="float">
            <text:p><text:s text:c="3"/>96</text:p>
          </table:table-cell>
          <table:table-cell table:style-name="ce50" office:value-type="float" office:value="6303" calcext:value-type="float">
            <text:p><text:s text:c="3"/>6,30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7710" calcext:value-type="float">
            <text:p><text:s text:c="3"/>47,710</text:p>
          </table:table-cell>
          <table:table-cell table:style-name="ce51" office:value-type="float" office:value="47952" calcext:value-type="float">
            <text:p><text:s text:c="3"/>47,952</text:p>
          </table:table-cell>
          <table:table-cell table:style-name="ce51" office:value-type="float" office:value="7982" calcext:value-type="float">
            <text:p><text:s text:c="3"/>7,982</text:p>
          </table:table-cell>
          <table:table-cell table:style-name="ce51" office:value-type="float" office:value="8424" calcext:value-type="float">
            <text:p><text:s text:c="3"/>8,424</text:p>
          </table:table-cell>
          <table:table-cell table:style-name="ce51" office:value-type="float" office:value="203" calcext:value-type="float">
            <text:p><text:s text:c="3"/>20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263" calcext:value-type="float">
            <text:p><text:s text:c="3"/>3,263</text:p>
          </table:table-cell>
          <table:table-cell table:style-name="ce51" office:value-type="float" office:value="13767" calcext:value-type="float">
            <text:p><text:s text:c="3"/>13,767</text:p>
          </table:table-cell>
          <table:table-cell table:style-name="ce84" office:value-type="float" office:value="5203" calcext:value-type="float">
            <text:p><text:s text:c="3"/>5,203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6089" calcext:value-type="float">
            <text:p><text:s text:c="3"/>56,089</text:p>
          </table:table-cell>
          <table:table-cell table:style-name="ce51" office:value-type="float" office:value="55880" calcext:value-type="float">
            <text:p><text:s text:c="3"/>55,880</text:p>
          </table:table-cell>
          <table:table-cell table:style-name="ce51" office:value-type="float" office:value="7297" calcext:value-type="float">
            <text:p><text:s text:c="3"/>7,297</text:p>
          </table:table-cell>
          <table:table-cell table:style-name="ce51" office:value-type="float" office:value="5904" calcext:value-type="float">
            <text:p><text:s text:c="3"/>5,904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040" calcext:value-type="float">
            <text:p><text:s text:c="3"/>3,04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9549" calcext:value-type="float">
            <text:p><text:s text:c="3"/>79,549</text:p>
          </table:table-cell>
          <table:table-cell table:style-name="ce50" office:value-type="float" office:value="78234" calcext:value-type="float">
            <text:p><text:s text:c="3"/>78,234</text:p>
          </table:table-cell>
          <table:table-cell table:style-name="ce50" office:value-type="float" office:value="13587" calcext:value-type="float">
            <text:p><text:s text:c="3"/>13,587</text:p>
          </table:table-cell>
          <table:table-cell table:style-name="ce50" office:value-type="float" office:value="13043" calcext:value-type="float">
            <text:p><text:s text:c="3"/>13,043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21" calcext:value-type="float">
            <text:p><text:s text:c="3"/>121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623" calcext:value-type="float">
            <text:p><text:s text:c="3"/>623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5789" calcext:value-type="float">
            <text:p><text:s text:c="3"/>5,789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6237" calcext:value-type="float">
            <text:p><text:s text:c="3"/>36,237</text:p>
          </table:table-cell>
          <table:table-cell table:style-name="ce51" office:value-type="float" office:value="35924" calcext:value-type="float">
            <text:p><text:s text:c="3"/>35,924</text:p>
          </table:table-cell>
          <table:table-cell table:style-name="ce51" office:value-type="float" office:value="6971" calcext:value-type="float">
            <text:p><text:s text:c="3"/>6,971</text:p>
          </table:table-cell>
          <table:table-cell table:style-name="ce51" office:value-type="float" office:value="7650" calcext:value-type="float">
            <text:p><text:s text:c="3"/>7,650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982" calcext:value-type="float">
            <text:p><text:s text:c="3"/>2,982</text:p>
          </table:table-cell>
          <table:table-cell table:style-name="ce51" office:value-type="float" office:value="10401" calcext:value-type="float">
            <text:p><text:s text:c="3"/>10,401</text:p>
          </table:table-cell>
          <table:table-cell table:style-name="ce84" office:value-type="float" office:value="4659" calcext:value-type="float">
            <text:p><text:s text:c="3"/>4,65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3312" calcext:value-type="float">
            <text:p><text:s text:c="3"/>43,312</text:p>
          </table:table-cell>
          <table:table-cell table:style-name="ce51" office:value-type="float" office:value="42310" calcext:value-type="float">
            <text:p><text:s text:c="3"/>42,310</text:p>
          </table:table-cell>
          <table:table-cell table:style-name="ce51" office:value-type="float" office:value="6616" calcext:value-type="float">
            <text:p><text:s text:c="3"/>6,616</text:p>
          </table:table-cell>
          <table:table-cell table:style-name="ce51" office:value-type="float" office:value="5393" calcext:value-type="float">
            <text:p><text:s text:c="3"/>5,393</text:p>
          </table:table-cell>
          <table:table-cell table:style-name="ce51" office:value-type="float" office:value="153" calcext:value-type="float">
            <text:p><text:s text:c="3"/>153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07" calcext:value-type="float">
            <text:p><text:s text:c="3"/>2,807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2561" calcext:value-type="float">
            <text:p><text:s text:c="3"/>92,561</text:p>
          </table:table-cell>
          <table:table-cell table:style-name="ce50" office:value-type="float" office:value="90467" calcext:value-type="float">
            <text:p><text:s text:c="3"/>90,467</text:p>
          </table:table-cell>
          <table:table-cell table:style-name="ce50" office:value-type="float" office:value="14709" calcext:value-type="float">
            <text:p><text:s text:c="3"/>14,709</text:p>
          </table:table-cell>
          <table:table-cell table:style-name="ce50" office:value-type="float" office:value="14372" calcext:value-type="float">
            <text:p><text:s text:c="3"/>14,372</text:p>
          </table:table-cell>
          <table:table-cell table:style-name="ce50" office:value-type="float" office:value="328" calcext:value-type="float">
            <text:p><text:s text:c="3"/>328</text:p>
          </table:table-cell>
          <table:table-cell table:style-name="ce50" office:value-type="float" office:value="186" calcext:value-type="float">
            <text:p><text:s text:c="3"/>186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702" calcext:value-type="float">
            <text:p><text:s text:c="3"/>702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217" calcext:value-type="float">
            <text:p><text:s text:c="3"/>6,21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2369" calcext:value-type="float">
            <text:p><text:s text:c="3"/>42,369</text:p>
          </table:table-cell>
          <table:table-cell table:style-name="ce51" office:value-type="float" office:value="41740" calcext:value-type="float">
            <text:p><text:s text:c="3"/>41,740</text:p>
          </table:table-cell>
          <table:table-cell table:style-name="ce51" office:value-type="float" office:value="7655" calcext:value-type="float">
            <text:p><text:s text:c="3"/>7,655</text:p>
          </table:table-cell>
          <table:table-cell table:style-name="ce51" office:value-type="float" office:value="8415" calcext:value-type="float">
            <text:p><text:s text:c="3"/>8,415</text:p>
          </table:table-cell>
          <table:table-cell table:style-name="ce51" office:value-type="float" office:value="163" calcext:value-type="float">
            <text:p><text:s text:c="3"/>163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85" calcext:value-type="float">
            <text:p><text:s text:c="3"/>385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274" calcext:value-type="float">
            <text:p><text:s text:c="3"/>3,274</text:p>
          </table:table-cell>
          <table:table-cell table:style-name="ce51" office:value-type="float" office:value="9129" calcext:value-type="float">
            <text:p><text:s text:c="3"/>9,129</text:p>
          </table:table-cell>
          <table:table-cell table:style-name="ce84" office:value-type="float" office:value="4829" calcext:value-type="float">
            <text:p><text:s text:c="3"/>4,82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0192" calcext:value-type="float">
            <text:p><text:s text:c="3"/>50,192</text:p>
          </table:table-cell>
          <table:table-cell table:style-name="ce51" office:value-type="float" office:value="48727" calcext:value-type="float">
            <text:p><text:s text:c="3"/>48,727</text:p>
          </table:table-cell>
          <table:table-cell table:style-name="ce51" office:value-type="float" office:value="7054" calcext:value-type="float">
            <text:p><text:s text:c="3"/>7,054</text:p>
          </table:table-cell>
          <table:table-cell table:style-name="ce51" office:value-type="float" office:value="5957" calcext:value-type="float">
            <text:p><text:s text:c="3"/>5,957</text:p>
          </table:table-cell>
          <table:table-cell table:style-name="ce51" office:value-type="float" office:value="165" calcext:value-type="float">
            <text:p><text:s text:c="3"/>165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943" calcext:value-type="float">
            <text:p><text:s text:c="3"/>2,94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128" calcext:value-type="float">
            <text:p><text:s text:c="3"/>90,128</text:p>
          </table:table-cell>
          <table:table-cell table:style-name="ce50" office:value-type="float" office:value="90550" calcext:value-type="float">
            <text:p><text:s text:c="3"/>90,550</text:p>
          </table:table-cell>
          <table:table-cell table:style-name="ce50" office:value-type="float" office:value="15150" calcext:value-type="float">
            <text:p><text:s text:c="3"/>15,150</text:p>
          </table:table-cell>
          <table:table-cell table:style-name="ce50" office:value-type="float" office:value="14162" calcext:value-type="float">
            <text:p><text:s text:c="3"/>14,162</text:p>
          </table:table-cell>
          <table:table-cell table:style-name="ce50" office:value-type="float" office:value="391" calcext:value-type="float">
            <text:p><text:s text:c="3"/>39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50" office:value-type="float" office:value="108" calcext:value-type="float">
            <text:p><text:s text:c="3"/>108</text:p>
          </table:table-cell>
          <table:table-cell table:style-name="ce50" office:value-type="float" office:value="735" calcext:value-type="float">
            <text:p><text:s text:c="3"/>735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6648" calcext:value-type="float">
            <text:p><text:s text:c="3"/>6,64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559" calcext:value-type="float">
            <text:p><text:s text:c="3"/>41,559</text:p>
          </table:table-cell>
          <table:table-cell table:style-name="ce51" office:value-type="float" office:value="41990" calcext:value-type="float">
            <text:p><text:s text:c="3"/>41,990</text:p>
          </table:table-cell>
          <table:table-cell table:style-name="ce51" office:value-type="float" office:value="7843" calcext:value-type="float">
            <text:p><text:s text:c="3"/>7,843</text:p>
          </table:table-cell>
          <table:table-cell table:style-name="ce51" office:value-type="float" office:value="8279" calcext:value-type="float">
            <text:p><text:s text:c="3"/>8,279</text:p>
          </table:table-cell>
          <table:table-cell table:style-name="ce51" office:value-type="float" office:value="203" calcext:value-type="float">
            <text:p><text:s text:c="3"/>203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420" calcext:value-type="float">
            <text:p><text:s text:c="3"/>3,420</text:p>
          </table:table-cell>
          <table:table-cell table:style-name="ce51" office:value-type="float" office:value="8282" calcext:value-type="float">
            <text:p><text:s text:c="3"/>8,282</text:p>
          </table:table-cell>
          <table:table-cell table:style-name="ce84" office:value-type="float" office:value="4784" calcext:value-type="float">
            <text:p><text:s text:c="3"/>4,78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569" calcext:value-type="float">
            <text:p><text:s text:c="3"/>48,569</text:p>
          </table:table-cell>
          <table:table-cell table:style-name="ce51" office:value-type="float" office:value="48560" calcext:value-type="float">
            <text:p><text:s text:c="3"/>48,560</text:p>
          </table:table-cell>
          <table:table-cell table:style-name="ce51" office:value-type="float" office:value="7307" calcext:value-type="float">
            <text:p><text:s text:c="3"/>7,307</text:p>
          </table:table-cell>
          <table:table-cell table:style-name="ce51" office:value-type="float" office:value="5883" calcext:value-type="float">
            <text:p><text:s text:c="3"/>5,883</text:p>
          </table:table-cell>
          <table:table-cell table:style-name="ce51" office:value-type="float" office:value="188" calcext:value-type="float">
            <text:p><text:s text:c="3"/>188</text:p>
          </table:table-cell>
          <table:table-cell table:style-name="ce51" office:value-type="float" office:value="90" calcext:value-type="float">
            <text:p><text:s text:c="3"/>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39" calcext:value-type="float">
            <text:p><text:s text:c="3"/>339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228" calcext:value-type="float">
            <text:p><text:s text:c="3"/>3,228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5605" calcext:value-type="float">
            <text:p><text:s text:c="3"/>75,605</text:p>
          </table:table-cell>
          <table:table-cell table:style-name="ce50" office:value-type="float" office:value="76415" calcext:value-type="float">
            <text:p><text:s text:c="3"/>76,415</text:p>
          </table:table-cell>
          <table:table-cell table:style-name="ce50" office:value-type="float" office:value="13913" calcext:value-type="float">
            <text:p><text:s text:c="3"/>13,913</text:p>
          </table:table-cell>
          <table:table-cell table:style-name="ce50" office:value-type="float" office:value="12886" calcext:value-type="float">
            <text:p><text:s text:c="3"/>12,886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347" calcext:value-type="float">
            <text:p><text:s text:c="3"/>5,34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422" calcext:value-type="float">
            <text:p><text:s text:c="3"/>34,422</text:p>
          </table:table-cell>
          <table:table-cell table:style-name="ce51" office:value-type="float" office:value="34993" calcext:value-type="float">
            <text:p><text:s text:c="3"/>34,993</text:p>
          </table:table-cell>
          <table:table-cell table:style-name="ce51" office:value-type="float" office:value="7202" calcext:value-type="float">
            <text:p><text:s text:c="3"/>7,202</text:p>
          </table:table-cell>
          <table:table-cell table:style-name="ce51" office:value-type="float" office:value="7648" calcext:value-type="float">
            <text:p><text:s text:c="3"/>7,648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777" calcext:value-type="float">
            <text:p><text:s text:c="3"/>2,777</text:p>
          </table:table-cell>
          <table:table-cell table:style-name="ce51" office:value-type="float" office:value="8606" calcext:value-type="float">
            <text:p><text:s text:c="3"/>8,606</text:p>
          </table:table-cell>
          <table:table-cell table:style-name="ce84" office:value-type="float" office:value="4131" calcext:value-type="float">
            <text:p><text:s text:c="3"/>4,1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1183" calcext:value-type="float">
            <text:p><text:s text:c="3"/>41,183</text:p>
          </table:table-cell>
          <table:table-cell table:style-name="ce51" office:value-type="float" office:value="41422" calcext:value-type="float">
            <text:p><text:s text:c="3"/>41,422</text:p>
          </table:table-cell>
          <table:table-cell table:style-name="ce51" office:value-type="float" office:value="6711" calcext:value-type="float">
            <text:p><text:s text:c="3"/>6,711</text:p>
          </table:table-cell>
          <table:table-cell table:style-name="ce51" office:value-type="float" office:value="5238" calcext:value-type="float">
            <text:p><text:s text:c="3"/>5,238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570" calcext:value-type="float">
            <text:p><text:s text:c="3"/>2,57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3042" calcext:value-type="float">
            <text:p><text:s text:c="3"/>63,042</text:p>
          </table:table-cell>
          <table:table-cell table:style-name="ce50" office:value-type="float" office:value="61568" calcext:value-type="float">
            <text:p><text:s text:c="3"/>61,568</text:p>
          </table:table-cell>
          <table:table-cell table:style-name="ce50" office:value-type="float" office:value="16793" calcext:value-type="float">
            <text:p><text:s text:c="3"/>16,793</text:p>
          </table:table-cell>
          <table:table-cell table:style-name="ce50" office:value-type="float" office:value="14922" calcext:value-type="float">
            <text:p><text:s text:c="3"/>14,922</text:p>
          </table:table-cell>
          <table:table-cell table:style-name="ce50" office:value-type="float" office:value="367" calcext:value-type="float">
            <text:p><text:s text:c="3"/>367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716" calcext:value-type="float">
            <text:p><text:s text:c="3"/>716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5841" calcext:value-type="float">
            <text:p><text:s text:c="3"/>5,84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7906" calcext:value-type="float">
            <text:p><text:s text:c="3"/>27,906</text:p>
          </table:table-cell>
          <table:table-cell table:style-name="ce51" office:value-type="float" office:value="27535" calcext:value-type="float">
            <text:p><text:s text:c="3"/>27,535</text:p>
          </table:table-cell>
          <table:table-cell table:style-name="ce51" office:value-type="float" office:value="8768" calcext:value-type="float">
            <text:p><text:s text:c="3"/>8,768</text:p>
          </table:table-cell>
          <table:table-cell table:style-name="ce51" office:value-type="float" office:value="8877" calcext:value-type="float">
            <text:p><text:s text:c="3"/>8,877</text:p>
          </table:table-cell>
          <table:table-cell table:style-name="ce51" office:value-type="float" office:value="188" calcext:value-type="float">
            <text:p><text:s text:c="3"/>188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69" calcext:value-type="float">
            <text:p><text:s text:c="3"/>369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3012" calcext:value-type="float">
            <text:p><text:s text:c="3"/>3,012</text:p>
          </table:table-cell>
          <table:table-cell table:style-name="ce51" office:value-type="float" office:value="14139" calcext:value-type="float">
            <text:p><text:s text:c="3"/>14,139</text:p>
          </table:table-cell>
          <table:table-cell table:style-name="ce84" office:value-type="float" office:value="4769" calcext:value-type="float">
            <text:p><text:s text:c="3"/>4,76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136" calcext:value-type="float">
            <text:p><text:s text:c="3"/>35,136</text:p>
          </table:table-cell>
          <table:table-cell table:style-name="ce51" office:value-type="float" office:value="34033" calcext:value-type="float">
            <text:p><text:s text:c="3"/>34,033</text:p>
          </table:table-cell>
          <table:table-cell table:style-name="ce51" office:value-type="float" office:value="8025" calcext:value-type="float">
            <text:p><text:s text:c="3"/>8,025</text:p>
          </table:table-cell>
          <table:table-cell table:style-name="ce51" office:value-type="float" office:value="6045" calcext:value-type="float">
            <text:p><text:s text:c="3"/>6,045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829" calcext:value-type="float">
            <text:p><text:s text:c="3"/>2,829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3942" calcext:value-type="float">
            <text:p><text:s text:c="3"/>63,942</text:p>
          </table:table-cell>
          <table:table-cell table:style-name="ce50" office:value-type="float" office:value="62287" calcext:value-type="float">
            <text:p><text:s text:c="3"/>62,287</text:p>
          </table:table-cell>
          <table:table-cell table:style-name="ce50" office:value-type="float" office:value="16057" calcext:value-type="float">
            <text:p><text:s text:c="3"/>16,057</text:p>
          </table:table-cell>
          <table:table-cell table:style-name="ce50" office:value-type="float" office:value="13680" calcext:value-type="float">
            <text:p><text:s text:c="3"/>13,680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128" calcext:value-type="float">
            <text:p><text:s text:c="3"/>128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50" office:value-type="float" office:value="666" calcext:value-type="float">
            <text:p><text:s text:c="3"/>666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5398" calcext:value-type="float">
            <text:p><text:s text:c="3"/>5,39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534" calcext:value-type="float">
            <text:p><text:s text:c="3"/>28,534</text:p>
          </table:table-cell>
          <table:table-cell table:style-name="ce51" office:value-type="float" office:value="28070" calcext:value-type="float">
            <text:p><text:s text:c="3"/>28,070</text:p>
          </table:table-cell>
          <table:table-cell table:style-name="ce51" office:value-type="float" office:value="8240" calcext:value-type="float">
            <text:p><text:s text:c="3"/>8,240</text:p>
          </table:table-cell>
          <table:table-cell table:style-name="ce51" office:value-type="float" office:value="8044" calcext:value-type="float">
            <text:p><text:s text:c="3"/>8,044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2802" calcext:value-type="float">
            <text:p><text:s text:c="3"/>2,802</text:p>
          </table:table-cell>
          <table:table-cell table:style-name="ce51" office:value-type="float" office:value="10989" calcext:value-type="float">
            <text:p><text:s text:c="3"/>10,989</text:p>
          </table:table-cell>
          <table:table-cell table:style-name="ce84" office:value-type="float" office:value="4399" calcext:value-type="float">
            <text:p><text:s text:c="3"/>4,39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408" calcext:value-type="float">
            <text:p><text:s text:c="3"/>35,408</text:p>
          </table:table-cell>
          <table:table-cell table:style-name="ce51" office:value-type="float" office:value="34217" calcext:value-type="float">
            <text:p><text:s text:c="3"/>34,217</text:p>
          </table:table-cell>
          <table:table-cell table:style-name="ce51" office:value-type="float" office:value="7817" calcext:value-type="float">
            <text:p><text:s text:c="3"/>7,817</text:p>
          </table:table-cell>
          <table:table-cell table:style-name="ce51" office:value-type="float" office:value="5636" calcext:value-type="float">
            <text:p><text:s text:c="3"/>5,636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93" calcext:value-type="float">
            <text:p><text:s text:c="3"/>293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2596" calcext:value-type="float">
            <text:p><text:s text:c="3"/>2,596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8894" calcext:value-type="float">
            <text:p><text:s text:c="3"/>88,894</text:p>
          </table:table-cell>
          <table:table-cell table:style-name="ce50" office:value-type="float" office:value="87027" calcext:value-type="float">
            <text:p><text:s text:c="3"/>87,027</text:p>
          </table:table-cell>
          <table:table-cell table:style-name="ce50" office:value-type="float" office:value="15149" calcext:value-type="float">
            <text:p><text:s text:c="3"/>15,149</text:p>
          </table:table-cell>
          <table:table-cell table:style-name="ce50" office:value-type="float" office:value="12949" calcext:value-type="float">
            <text:p><text:s text:c="3"/>12,949</text:p>
          </table:table-cell>
          <table:table-cell table:style-name="ce50" office:value-type="float" office:value="310" calcext:value-type="float">
            <text:p><text:s text:c="3"/>310</text:p>
          </table:table-cell>
          <table:table-cell table:style-name="ce50" office:value-type="float" office:value="143" calcext:value-type="float">
            <text:p><text:s text:c="3"/>143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725" calcext:value-type="float">
            <text:p><text:s text:c="3"/>725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5397" calcext:value-type="float">
            <text:p><text:s text:c="3"/>5,39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0087" calcext:value-type="float">
            <text:p><text:s text:c="3"/>40,087</text:p>
          </table:table-cell>
          <table:table-cell table:style-name="ce51" office:value-type="float" office:value="39482" calcext:value-type="float">
            <text:p><text:s text:c="3"/>39,482</text:p>
          </table:table-cell>
          <table:table-cell table:style-name="ce51" office:value-type="float" office:value="7799" calcext:value-type="float">
            <text:p><text:s text:c="3"/>7,799</text:p>
          </table:table-cell>
          <table:table-cell table:style-name="ce51" office:value-type="float" office:value="7760" calcext:value-type="float">
            <text:p><text:s text:c="3"/>7,760</text:p>
          </table:table-cell>
          <table:table-cell table:style-name="ce51" office:value-type="float" office:value="160" calcext:value-type="float">
            <text:p><text:s text:c="3"/>160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764" calcext:value-type="float">
            <text:p><text:s text:c="3"/>2,764</text:p>
          </table:table-cell>
          <table:table-cell table:style-name="ce51" office:value-type="float" office:value="15345" calcext:value-type="float">
            <text:p><text:s text:c="3"/>15,345</text:p>
          </table:table-cell>
          <table:table-cell table:style-name="ce84" office:value-type="float" office:value="4485" calcext:value-type="float">
            <text:p><text:s text:c="3"/>4,48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807" calcext:value-type="float">
            <text:p><text:s text:c="3"/>48,807</text:p>
          </table:table-cell>
          <table:table-cell table:style-name="ce51" office:value-type="float" office:value="47545" calcext:value-type="float">
            <text:p><text:s text:c="3"/>47,545</text:p>
          </table:table-cell>
          <table:table-cell table:style-name="ce51" office:value-type="float" office:value="7350" calcext:value-type="float">
            <text:p><text:s text:c="3"/>7,350</text:p>
          </table:table-cell>
          <table:table-cell table:style-name="ce51" office:value-type="float" office:value="5189" calcext:value-type="float">
            <text:p><text:s text:c="3"/>5,189</text:p>
          </table:table-cell>
          <table:table-cell table:style-name="ce51" office:value-type="float" office:value="150" calcext:value-type="float">
            <text:p><text:s text:c="3"/>15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35" calcext:value-type="float">
            <text:p><text:s text:c="3"/>335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633" calcext:value-type="float">
            <text:p><text:s text:c="3"/>2,63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8年</text:p>
            <text:p>截至4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326564" calcext:value-type="float">
            <text:p><text:s text:c="3"/>326,564</text:p>
          </table:table-cell>
          <table:table-cell table:style-name="ce48" office:value-type="float" office:value="324531" calcext:value-type="float">
            <text:p><text:s text:c="3"/>324,531</text:p>
          </table:table-cell>
          <table:table-cell table:style-name="ce48" office:value-type="float" office:value="58488" calcext:value-type="float">
            <text:p><text:s text:c="3"/>58,488</text:p>
          </table:table-cell>
          <table:table-cell table:style-name="ce48" office:value-type="float" office:value="60141" calcext:value-type="float">
            <text:p><text:s text:c="3"/>60,141</text:p>
          </table:table-cell>
          <table:table-cell table:style-name="ce48" office:value-type="float" office:value="1280" calcext:value-type="float">
            <text:p><text:s text:c="3"/>1,280</text:p>
          </table:table-cell>
          <table:table-cell table:style-name="ce48" office:value-type="float" office:value="554" calcext:value-type="float">
            <text:p><text:s text:c="3"/>55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553" calcext:value-type="float">
            <text:p><text:s text:c="3"/>2,553</text:p>
          </table:table-cell>
          <table:table-cell table:style-name="ce48" office:value-type="float" office:value="303" calcext:value-type="float">
            <text:p><text:s text:c="3"/>303</text:p>
          </table:table-cell>
          <table:table-cell table:style-name="ce48" office:value-type="float" office:value="21678" calcext:value-type="float">
            <text:p><text:s text:c="3"/>21,678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148986" calcext:value-type="float">
            <text:p><text:s text:c="3"/>148,986</text:p>
          </table:table-cell>
          <table:table-cell table:style-name="ce49" office:value-type="float" office:value="148645" calcext:value-type="float">
            <text:p><text:s text:c="3"/>148,645</text:p>
          </table:table-cell>
          <table:table-cell table:style-name="ce49" office:value-type="float" office:value="30304" calcext:value-type="float">
            <text:p><text:s text:c="3"/>30,304</text:p>
          </table:table-cell>
          <table:table-cell table:style-name="ce49" office:value-type="float" office:value="35429" calcext:value-type="float">
            <text:p><text:s text:c="3"/>35,429</text:p>
          </table:table-cell>
          <table:table-cell table:style-name="ce49" office:value-type="float" office:value="679" calcext:value-type="float">
            <text:p><text:s text:c="3"/>679</text:p>
          </table:table-cell>
          <table:table-cell table:style-name="ce49" office:value-type="float" office:value="267" calcext:value-type="float">
            <text:p><text:s text:c="3"/>267</text:p>
          </table:table-cell>
          <table:table-cell table:style-name="ce49" office:value-type="float" office:value="164" calcext:value-type="float">
            <text:p><text:s text:c="3"/>164</text:p>
          </table:table-cell>
          <table:table-cell table:style-name="ce49" office:value-type="float" office:value="1346" calcext:value-type="float">
            <text:p><text:s text:c="3"/>1,346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1142" calcext:value-type="float">
            <text:p><text:s text:c="3"/>11,142</text:p>
          </table:table-cell>
          <table:table-cell table:style-name="ce49" office:value-type="float" office:value="44455" calcext:value-type="float">
            <text:p><text:s text:c="3"/>44,455</text:p>
          </table:table-cell>
          <table:table-cell table:style-name="ce82" office:value-type="float" office:value="17363" calcext:value-type="float">
            <text:p><text:s text:c="3"/>17,363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177578" calcext:value-type="float">
            <text:p><text:s text:c="3"/>177,578</text:p>
          </table:table-cell>
          <table:table-cell table:style-name="ce49" office:value-type="float" office:value="175886" calcext:value-type="float">
            <text:p><text:s text:c="3"/>175,886</text:p>
          </table:table-cell>
          <table:table-cell table:style-name="ce49" office:value-type="float" office:value="28184" calcext:value-type="float">
            <text:p><text:s text:c="3"/>28,184</text:p>
          </table:table-cell>
          <table:table-cell table:style-name="ce49" office:value-type="float" office:value="24712" calcext:value-type="float">
            <text:p><text:s text:c="3"/>24,712</text:p>
          </table:table-cell>
          <table:table-cell table:style-name="ce49" office:value-type="float" office:value="601" calcext:value-type="float">
            <text:p><text:s text:c="3"/>601</text:p>
          </table:table-cell>
          <table:table-cell table:style-name="ce49" office:value-type="float" office:value="287" calcext:value-type="float">
            <text:p><text:s text:c="3"/>287</text:p>
          </table:table-cell>
          <table:table-cell table:style-name="ce49" office:value-type="float" office:value="138" calcext:value-type="float">
            <text:p><text:s text:c="3"/>138</text:p>
          </table:table-cell>
          <table:table-cell table:style-name="ce49" office:value-type="float" office:value="1207" calcext:value-type="float">
            <text:p><text:s text:c="3"/>1,207</text:p>
          </table:table-cell>
          <table:table-cell table:style-name="ce49" office:value-type="float" office:value="115" calcext:value-type="float">
            <text:p><text:s text:c="3"/>115</text:p>
          </table:table-cell>
          <table:table-cell table:style-name="ce49" office:value-type="float" office:value="10536" calcext:value-type="float">
            <text:p><text:s text:c="3"/>10,536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8882" calcext:value-type="float">
            <text:p><text:s text:c="3"/>88,882</text:p>
          </table:table-cell>
          <table:table-cell table:style-name="ce50" office:value-type="float" office:value="87587" calcext:value-type="float">
            <text:p><text:s text:c="3"/>87,587</text:p>
          </table:table-cell>
          <table:table-cell table:style-name="ce50" office:value-type="float" office:value="17139" calcext:value-type="float">
            <text:p><text:s text:c="3"/>17,139</text:p>
          </table:table-cell>
          <table:table-cell table:style-name="ce50" office:value-type="float" office:value="16622" calcext:value-type="float">
            <text:p><text:s text:c="3"/>16,622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95" calcext:value-type="float">
            <text:p><text:s text:c="3"/>95</text:p>
          </table:table-cell>
          <table:table-cell table:style-name="ce50" office:value-type="float" office:value="804" calcext:value-type="float">
            <text:p><text:s text:c="3"/>804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office:value-type="float" office:value="5851" calcext:value-type="float">
            <text:p><text:s text:c="3"/>5,85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0224" calcext:value-type="float">
            <text:p><text:s text:c="3"/>40,224</text:p>
          </table:table-cell>
          <table:table-cell table:style-name="ce51" office:value-type="float" office:value="39810" calcext:value-type="float">
            <text:p><text:s text:c="3"/>39,810</text:p>
          </table:table-cell>
          <table:table-cell table:style-name="ce51" office:value-type="float" office:value="8762" calcext:value-type="float">
            <text:p><text:s text:c="3"/>8,762</text:p>
          </table:table-cell>
          <table:table-cell table:style-name="ce51" office:value-type="float" office:value="9853" calcext:value-type="float">
            <text:p><text:s text:c="3"/>9,853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036" calcext:value-type="float">
            <text:p><text:s text:c="3"/>3,036</text:p>
          </table:table-cell>
          <table:table-cell table:style-name="ce51" office:value-type="float" office:value="13902" calcext:value-type="float">
            <text:p><text:s text:c="3"/>13,902</text:p>
          </table:table-cell>
          <table:table-cell table:style-name="ce84" office:value-type="float" office:value="4775" calcext:value-type="float">
            <text:p><text:s text:c="3"/>4,77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658" calcext:value-type="float">
            <text:p><text:s text:c="3"/>48,658</text:p>
          </table:table-cell>
          <table:table-cell table:style-name="ce51" office:value-type="float" office:value="47777" calcext:value-type="float">
            <text:p><text:s text:c="3"/>47,777</text:p>
          </table:table-cell>
          <table:table-cell table:style-name="ce51" office:value-type="float" office:value="8377" calcext:value-type="float">
            <text:p><text:s text:c="3"/>8,377</text:p>
          </table:table-cell>
          <table:table-cell table:style-name="ce51" office:value-type="float" office:value="6769" calcext:value-type="float">
            <text:p><text:s text:c="3"/>6,769</text:p>
          </table:table-cell>
          <table:table-cell table:style-name="ce51" office:value-type="float" office:value="167" calcext:value-type="float">
            <text:p><text:s text:c="3"/>167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2815" calcext:value-type="float">
            <text:p><text:s text:c="3"/>2,8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8557" calcext:value-type="float">
            <text:p><text:s text:c="3"/>68,557</text:p>
          </table:table-cell>
          <table:table-cell table:style-name="ce50" office:value-type="float" office:value="68442" calcext:value-type="float">
            <text:p><text:s text:c="3"/>68,442</text:p>
          </table:table-cell>
          <table:table-cell table:style-name="ce50" office:value-type="float" office:value="12497" calcext:value-type="float">
            <text:p><text:s text:c="3"/>12,497</text:p>
          </table:table-cell>
          <table:table-cell table:style-name="ce50" office:value-type="float" office:value="13352" calcext:value-type="float">
            <text:p><text:s text:c="3"/>13,352</text:p>
          </table:table-cell>
          <table:table-cell table:style-name="ce50" office:value-type="float" office:value="292" calcext:value-type="float">
            <text:p><text:s text:c="3"/>292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50" office:value-type="float" office:value="531" calcext:value-type="float">
            <text:p><text:s text:c="3"/>531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4512" calcext:value-type="float">
            <text:p><text:s text:c="3"/>4,51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1252" calcext:value-type="float">
            <text:p><text:s text:c="3"/>31,252</text:p>
          </table:table-cell>
          <table:table-cell table:style-name="ce51" office:value-type="float" office:value="31230" calcext:value-type="float">
            <text:p><text:s text:c="3"/>31,230</text:p>
          </table:table-cell>
          <table:table-cell table:style-name="ce51" office:value-type="float" office:value="6475" calcext:value-type="float">
            <text:p><text:s text:c="3"/>6,475</text:p>
          </table:table-cell>
          <table:table-cell table:style-name="ce51" office:value-type="float" office:value="7781" calcext:value-type="float">
            <text:p><text:s text:c="3"/>7,781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2280" calcext:value-type="float">
            <text:p><text:s text:c="3"/>2,280</text:p>
          </table:table-cell>
          <table:table-cell table:style-name="ce51" office:value-type="float" office:value="9986" calcext:value-type="float">
            <text:p><text:s text:c="3"/>9,986</text:p>
          </table:table-cell>
          <table:table-cell table:style-name="ce84" office:value-type="float" office:value="3505" calcext:value-type="float">
            <text:p><text:s text:c="3"/>3,50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7305" calcext:value-type="float">
            <text:p><text:s text:c="3"/>37,305</text:p>
          </table:table-cell>
          <table:table-cell table:style-name="ce51" office:value-type="float" office:value="37212" calcext:value-type="float">
            <text:p><text:s text:c="3"/>37,212</text:p>
          </table:table-cell>
          <table:table-cell table:style-name="ce51" office:value-type="float" office:value="6022" calcext:value-type="float">
            <text:p><text:s text:c="3"/>6,022</text:p>
          </table:table-cell>
          <table:table-cell table:style-name="ce51" office:value-type="float" office:value="5571" calcext:value-type="float">
            <text:p><text:s text:c="3"/>5,571</text:p>
          </table:table-cell>
          <table:table-cell table:style-name="ce51" office:value-type="float" office:value="135" calcext:value-type="float">
            <text:p><text:s text:c="3"/>135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232" calcext:value-type="float">
            <text:p><text:s text:c="3"/>2,23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368" calcext:value-type="float">
            <text:p><text:s text:c="3"/>84,368</text:p>
          </table:table-cell>
          <table:table-cell table:style-name="ce50" office:value-type="float" office:value="84576" calcext:value-type="float">
            <text:p><text:s text:c="3"/>84,576</text:p>
          </table:table-cell>
          <table:table-cell table:style-name="ce50" office:value-type="float" office:value="14567" calcext:value-type="float">
            <text:p><text:s text:c="3"/>14,567</text:p>
          </table:table-cell>
          <table:table-cell table:style-name="ce50" office:value-type="float" office:value="15171" calcext:value-type="float">
            <text:p><text:s text:c="3"/>15,171</text:p>
          </table:table-cell>
          <table:table-cell table:style-name="ce50" office:value-type="float" office:value="311" calcext:value-type="float">
            <text:p><text:s text:c="3"/>311</text:p>
          </table:table-cell>
          <table:table-cell table:style-name="ce50" office:value-type="float" office:value="129" calcext:value-type="float">
            <text:p><text:s text:c="3"/>129</text:p>
          </table:table-cell>
          <table:table-cell table:style-name="ce50" office:value-type="float" office:value="77" calcext:value-type="float">
            <text:p><text:s text:c="3"/>77</text:p>
          </table:table-cell>
          <table:table-cell table:style-name="ce50" office:value-type="float" office:value="551" calcext:value-type="float">
            <text:p><text:s text:c="3"/>551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639" calcext:value-type="float">
            <text:p><text:s text:c="3"/>5,639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517" calcext:value-type="float">
            <text:p><text:s text:c="3"/>38,517</text:p>
          </table:table-cell>
          <table:table-cell table:style-name="ce51" office:value-type="float" office:value="38768" calcext:value-type="float">
            <text:p><text:s text:c="3"/>38,768</text:p>
          </table:table-cell>
          <table:table-cell table:style-name="ce51" office:value-type="float" office:value="7632" calcext:value-type="float">
            <text:p><text:s text:c="3"/>7,632</text:p>
          </table:table-cell>
          <table:table-cell table:style-name="ce51" office:value-type="float" office:value="8989" calcext:value-type="float">
            <text:p><text:s text:c="3"/>8,989</text:p>
          </table:table-cell>
          <table:table-cell table:style-name="ce51" office:value-type="float" office:value="161" calcext:value-type="float">
            <text:p><text:s text:c="3"/>161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81" calcext:value-type="float">
            <text:p><text:s text:c="3"/>281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927" calcext:value-type="float">
            <text:p><text:s text:c="3"/>2,927</text:p>
          </table:table-cell>
          <table:table-cell table:style-name="ce51" office:value-type="float" office:value="11180" calcext:value-type="float">
            <text:p><text:s text:c="3"/>11,180</text:p>
          </table:table-cell>
          <table:table-cell table:style-name="ce84" office:value-type="float" office:value="4456" calcext:value-type="float">
            <text:p><text:s text:c="3"/>4,45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851" calcext:value-type="float">
            <text:p><text:s text:c="3"/>45,851</text:p>
          </table:table-cell>
          <table:table-cell table:style-name="ce51" office:value-type="float" office:value="45808" calcext:value-type="float">
            <text:p><text:s text:c="3"/>45,808</text:p>
          </table:table-cell>
          <table:table-cell table:style-name="ce51" office:value-type="float" office:value="6935" calcext:value-type="float">
            <text:p><text:s text:c="3"/>6,935</text:p>
          </table:table-cell>
          <table:table-cell table:style-name="ce51" office:value-type="float" office:value="6182" calcext:value-type="float">
            <text:p><text:s text:c="3"/>6,182</text:p>
          </table:table-cell>
          <table:table-cell table:style-name="ce51" office:value-type="float" office:value="150" calcext:value-type="float">
            <text:p><text:s text:c="3"/>150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712" calcext:value-type="float">
            <text:p><text:s text:c="3"/>2,71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757" calcext:value-type="float">
            <text:p><text:s text:c="3"/>84,757</text:p>
          </table:table-cell>
          <table:table-cell table:style-name="ce50" office:value-type="float" office:value="83926" calcext:value-type="float">
            <text:p><text:s text:c="3"/>83,926</text:p>
          </table:table-cell>
          <table:table-cell table:style-name="ce50" office:value-type="float" office:value="14285" calcext:value-type="float">
            <text:p><text:s text:c="3"/>14,285</text:p>
          </table:table-cell>
          <table:table-cell table:style-name="ce50" office:value-type="float" office:value="14996" calcext:value-type="float">
            <text:p><text:s text:c="3"/>14,996</text:p>
          </table:table-cell>
          <table:table-cell table:style-name="ce50" office:value-type="float" office:value="312" calcext:value-type="float">
            <text:p><text:s text:c="3"/>312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667" calcext:value-type="float">
            <text:p><text:s text:c="3"/>667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5676" calcext:value-type="float">
            <text:p><text:s text:c="3"/>5,676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993" calcext:value-type="float">
            <text:p><text:s text:c="3"/>38,993</text:p>
          </table:table-cell>
          <table:table-cell table:style-name="ce51" office:value-type="float" office:value="38837" calcext:value-type="float">
            <text:p><text:s text:c="3"/>38,837</text:p>
          </table:table-cell>
          <table:table-cell table:style-name="ce51" office:value-type="float" office:value="7435" calcext:value-type="float">
            <text:p><text:s text:c="3"/>7,435</text:p>
          </table:table-cell>
          <table:table-cell table:style-name="ce51" office:value-type="float" office:value="8806" calcext:value-type="float">
            <text:p><text:s text:c="3"/>8,806</text:p>
          </table:table-cell>
          <table:table-cell table:style-name="ce51" office:value-type="float" office:value="163" calcext:value-type="float">
            <text:p><text:s text:c="3"/>163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3" calcext:value-type="float">
            <text:p><text:s text:c="3"/>353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899" calcext:value-type="float">
            <text:p><text:s text:c="3"/>2,899</text:p>
          </table:table-cell>
          <table:table-cell table:style-name="ce51" office:value-type="float" office:value="9387" calcext:value-type="float">
            <text:p><text:s text:c="3"/>9,387</text:p>
          </table:table-cell>
          <table:table-cell table:style-name="ce84" office:value-type="float" office:value="4627" calcext:value-type="float">
            <text:p><text:s text:c="3"/>4,627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764" calcext:value-type="float">
            <text:p><text:s text:c="3"/>45,764</text:p>
          </table:table-cell>
          <table:table-cell table:style-name="ce51" office:value-type="float" office:value="45089" calcext:value-type="float">
            <text:p><text:s text:c="3"/>45,089</text:p>
          </table:table-cell>
          <table:table-cell table:style-name="ce51" office:value-type="float" office:value="6850" calcext:value-type="float">
            <text:p><text:s text:c="3"/>6,850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777" calcext:value-type="float">
            <text:p><text:s text:c="3"/>2,777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7]-[.C68])/[.C68]*100);0;([.C107]-[.C68])/[.C68]*100)" office:value-type="float" office:value="3.08687772899208" calcext:value-type="float">
            <text:p>3.09</text:p>
          </table:table-cell>
          <table:table-cell table:style-name="ce52" table:formula="of:=IF(ISERROR(([.D107]-[.D68])/[.D68]*100);0;([.D107]-[.D68])/[.D68]*100)" office:value-type="float" office:value="1.85194174757282" calcext:value-type="float">
            <text:p>1.85</text:p>
          </table:table-cell>
          <table:table-cell table:style-name="ce52" table:formula="of:=IF(ISERROR(([.E107]-[.E68])/[.E68]*100);0;([.E107]-[.E68])/[.E68]*100)" office:value-type="float" office:value="4.45305644925417" calcext:value-type="float">
            <text:p>4.45</text:p>
          </table:table-cell>
          <table:table-cell table:style-name="ce52" table:formula="of:=IF(ISERROR(([.F107]-[.F68])/[.F68]*100);0;([.F107]-[.F68])/[.F68]*100)" office:value-type="float" office:value="7.20617672290535" calcext:value-type="float">
            <text:p>7.21</text:p>
          </table:table-cell>
          <table:table-cell table:style-name="ce52" table:formula="of:=IF(ISERROR(([.G107]-[.G68])/[.G68]*100);0;([.G107]-[.G68])/[.G68]*100)" office:value-type="float" office:value="15.5555555555556" calcext:value-type="float">
            <text:p>15.56</text:p>
          </table:table-cell>
          <table:table-cell table:style-name="ce52" table:formula="of:=IF(ISERROR(([.H107]-[.H68])/[.H68]*100);0;([.H107]-[.H68])/[.H68]*100)" office:value-type="float" office:value="16.1538461538462" calcext:value-type="float">
            <text:p>16.15</text:p>
          </table:table-cell>
          <table:table-cell table:style-name="ce52" table:formula="of:=IF(ISERROR(([.I107]-[.I68])/[.I68]*100);0;([.I107]-[.I68])/[.I68]*100)" office:value-type="float" office:value="5.71428571428571" calcext:value-type="float">
            <text:p>5.71</text:p>
          </table:table-cell>
          <table:table-cell table:style-name="ce52" table:formula="of:=IF(ISERROR(([.J107]-[.J68])/[.J68]*100);0;([.J107]-[.J68])/[.J68]*100)" office:value-type="float" office:value="11.5384615384615" calcext:value-type="float">
            <text:p>11.54</text:p>
          </table:table-cell>
          <table:table-cell table:style-name="ce52" table:formula="of:=IF(ISERROR(([.K107]-[.K68])/[.K68]*100);0;([.K107]-[.K68])/[.K68]*100)" office:value-type="float" office:value="-1.31578947368421" calcext:value-type="float">
            <text:p><text:s text:c="3"/>－1.32</text:p>
          </table:table-cell>
          <table:table-cell table:style-name="ce52" table:formula="of:=IF(ISERROR(([.L107]-[.L68])/[.L68]*100);0;([.L107]-[.L68])/[.L68]*100)" office:value-type="float" office:value="9.57528957528958" calcext:value-type="float">
            <text:p>9.58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8]-[.C69])/[.C69]*100);0;([.C108]-[.C69])/[.C69]*100)" office:value-type="float" office:value="2.51334227199832" calcext:value-type="float">
            <text:p>2.51</text:p>
          </table:table-cell>
          <table:table-cell table:style-name="ce53" table:formula="of:=IF(ISERROR(([.D108]-[.D69])/[.D69]*100);0;([.D108]-[.D69])/[.D69]*100)" office:value-type="float" office:value="1.47627508361204" calcext:value-type="float">
            <text:p>1.48</text:p>
          </table:table-cell>
          <table:table-cell table:style-name="ce53" table:formula="of:=IF(ISERROR(([.E108]-[.E69])/[.E69]*100);0;([.E108]-[.E69])/[.E69]*100)" office:value-type="float" office:value="5.34145650325871" calcext:value-type="float">
            <text:p>5.34</text:p>
          </table:table-cell>
          <table:table-cell table:style-name="ce53" table:formula="of:=IF(ISERROR(([.F108]-[.F69])/[.F69]*100);0;([.F108]-[.F69])/[.F69]*100)" office:value-type="float" office:value="6.93381906496661" calcext:value-type="float">
            <text:p>6.93</text:p>
          </table:table-cell>
          <table:table-cell table:style-name="ce53" table:formula="of:=IF(ISERROR(([.G108]-[.G69])/[.G69]*100);0;([.G108]-[.G69])/[.G69]*100)" office:value-type="float" office:value="21.6417910447761" calcext:value-type="float">
            <text:p>21.64</text:p>
          </table:table-cell>
          <table:table-cell table:style-name="ce53" table:formula="of:=IF(ISERROR(([.H108]-[.H69])/[.H69]*100);0;([.H108]-[.H69])/[.H69]*100)" office:value-type="float" office:value="67.3076923076923" calcext:value-type="float">
            <text:p>67.31</text:p>
          </table:table-cell>
          <table:table-cell table:style-name="ce53" table:formula="of:=IF(ISERROR(([.I108]-[.I69])/[.I69]*100);0;([.I108]-[.I69])/[.I69]*100)" office:value-type="float" office:value="31.25" calcext:value-type="float">
            <text:p>31.25</text:p>
          </table:table-cell>
          <table:table-cell table:style-name="ce53" table:formula="of:=IF(ISERROR(([.J108]-[.J69])/[.J69]*100);0;([.J108]-[.J69])/[.J69]*100)" office:value-type="float" office:value="13.1410256410256" calcext:value-type="float">
            <text:p>13.14</text:p>
          </table:table-cell>
          <table:table-cell table:style-name="ce53" table:formula="of:=IF(ISERROR(([.K108]-[.K69])/[.K69]*100);0;([.K108]-[.K69])/[.K69]*100)" office:value-type="float" office:value="2.22222222222222" calcext:value-type="float">
            <text:p>2.22</text:p>
          </table:table-cell>
          <table:table-cell table:style-name="ce53" table:formula="of:=IF(ISERROR(([.L108]-[.L69])/[.L69]*100);0;([.L108]-[.L69])/[.L69]*100)" office:value-type="float" office:value="9.19020715630885" calcext:value-type="float">
            <text:p>9.19</text:p>
          </table:table-cell>
          <table:table-cell table:style-name="ce53" table:formula="of:=IF(ISERROR(([.M108]-[.M69])/[.M69]*100);0;([.M108]-[.M69])/[.M69]*100)" office:value-type="float" office:value="6.64621676891615" calcext:value-type="float">
            <text:p>6.65</text:p>
          </table:table-cell>
          <table:table-cell table:style-name="ce86" table:formula="of:=IF(ISERROR(([.N108]-[.N69])/[.N69]*100);0;([.N108]-[.N69])/[.N69]*100)" office:value-type="float" office:value="8.41143392689784" calcext:value-type="float">
            <text:p>8.41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9]-[.C70])/[.C70]*100);0;([.C109]-[.C70])/[.C70]*100)" office:value-type="float" office:value="3.58064370105473" calcext:value-type="float">
            <text:p>3.58</text:p>
          </table:table-cell>
          <table:table-cell table:style-name="ce54" table:formula="of:=IF(ISERROR(([.D109]-[.D70])/[.D70]*100);0;([.D109]-[.D70])/[.D70]*100)" office:value-type="float" office:value="2.1777556200145" calcext:value-type="float">
            <text:p>2.18</text:p>
          </table:table-cell>
          <table:table-cell table:style-name="ce54" table:formula="of:=IF(ISERROR(([.E109]-[.E70])/[.E70]*100);0;([.E109]-[.E70])/[.E70]*100)" office:value-type="float" office:value="3.50559081293442" calcext:value-type="float">
            <text:p>3.51</text:p>
          </table:table-cell>
          <table:table-cell table:style-name="ce54" table:formula="of:=IF(ISERROR(([.F109]-[.F70])/[.F70]*100);0;([.F109]-[.F70])/[.F70]*100)" office:value-type="float" office:value="7.59603685033895" calcext:value-type="float">
            <text:p>7.60</text:p>
          </table:table-cell>
          <table:table-cell table:style-name="ce54" table:formula="of:=IF(ISERROR(([.G109]-[.G70])/[.G70]*100);0;([.G109]-[.G70])/[.G70]*100)" office:value-type="float" office:value="9.55882352941176" calcext:value-type="float">
            <text:p>9.56</text:p>
          </table:table-cell>
          <table:table-cell table:style-name="ce54" table:formula="of:=IF(ISERROR(([.H109]-[.H70])/[.H70]*100);0;([.H109]-[.H70])/[.H70]*100)" office:value-type="float" office:value="-17.948717948718" calcext:value-type="float">
            <text:p><text:s text:c="3"/>－17.95</text:p>
          </table:table-cell>
          <table:table-cell table:style-name="ce54" table:formula="of:=IF(ISERROR(([.I109]-[.I70])/[.I70]*100);0;([.I109]-[.I70])/[.I70]*100)" office:value-type="float" office:value="-15.7894736842105" calcext:value-type="float">
            <text:p><text:s text:c="3"/>－15.79</text:p>
          </table:table-cell>
          <table:table-cell table:style-name="ce54" table:formula="of:=IF(ISERROR(([.J109]-[.J70])/[.J70]*100);0;([.J109]-[.J70])/[.J70]*100)" office:value-type="float" office:value="9.79020979020979" calcext:value-type="float">
            <text:p>9.79</text:p>
          </table:table-cell>
          <table:table-cell table:style-name="ce54" table:formula="of:=IF(ISERROR(([.K109]-[.K70])/[.K70]*100);0;([.K109]-[.K70])/[.K70]*100)" office:value-type="float" office:value="-6.45161290322581" calcext:value-type="float">
            <text:p><text:s text:c="3"/>－6.45</text:p>
          </table:table-cell>
          <table:table-cell table:style-name="ce54" table:formula="of:=IF(ISERROR(([.L109]-[.L70])/[.L70]*100);0;([.L109]-[.L70])/[.L70]*100)" office:value-type="float" office:value="9.98019801980198" calcext:value-type="float">
            <text:p>9.98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7]-[.C104])/[.C104]*100);0;([.C107]-[.C104])/[.C104]*100)" office:value-type="float" office:value="0.461075289209179" calcext:value-type="float">
            <text:p>0.46</text:p>
          </table:table-cell>
          <table:table-cell table:style-name="ce55" table:formula="of:=IF(ISERROR(([.D107]-[.D104])/[.D104]*100);0;([.D107]-[.D104])/[.D104]*100)" office:value-type="float" office:value="-0.76853953840333" calcext:value-type="float">
            <text:p><text:s text:c="3"/>－0.77</text:p>
          </table:table-cell>
          <table:table-cell table:style-name="ce55" table:formula="of:=IF(ISERROR(([.E107]-[.E104])/[.E104]*100);0;([.E107]-[.E104])/[.E104]*100)" office:value-type="float" office:value="-1.93588247408526" calcext:value-type="float">
            <text:p><text:s text:c="3"/>－1.94</text:p>
          </table:table-cell>
          <table:table-cell table:style-name="ce55" table:formula="of:=IF(ISERROR(([.F107]-[.F104])/[.F104]*100);0;([.F107]-[.F104])/[.F104]*100)" office:value-type="float" office:value="-1.1535165776811" calcext:value-type="float">
            <text:p><text:s text:c="3"/>－1.15</text:p>
          </table:table-cell>
          <table:table-cell table:style-name="ce55" table:formula="of:=IF(ISERROR(([.G107]-[.G104])/[.G104]*100);0;([.G107]-[.G104])/[.G104]*100)" office:value-type="float" office:value="0.321543408360129" calcext:value-type="float">
            <text:p>0.32</text:p>
          </table:table-cell>
          <table:table-cell table:style-name="ce55" table:formula="of:=IF(ISERROR(([.H107]-[.H104])/[.H104]*100);0;([.H107]-[.H104])/[.H104]*100)" office:value-type="float" office:value="17.0542635658915" calcext:value-type="float">
            <text:p>17.05</text:p>
          </table:table-cell>
          <table:table-cell table:style-name="ce55" table:formula="of:=IF(ISERROR(([.I107]-[.I104])/[.I104]*100);0;([.I107]-[.I104])/[.I104]*100)" office:value-type="float" office:value="-3.8961038961039" calcext:value-type="float">
            <text:p><text:s text:c="3"/>－3.90</text:p>
          </table:table-cell>
          <table:table-cell table:style-name="ce55" table:formula="of:=IF(ISERROR(([.J107]-[.J104])/[.J104]*100);0;([.J107]-[.J104])/[.J104]*100)" office:value-type="float" office:value="21.0526315789474" calcext:value-type="float">
            <text:p>21.05</text:p>
          </table:table-cell>
          <table:table-cell table:style-name="ce55" table:formula="of:=IF(ISERROR(([.K107]-[.K104])/[.K104]*100);0;([.K107]-[.K104])/[.K104]*100)" office:value-type="float" office:value="27.1186440677966" calcext:value-type="float">
            <text:p>27.12</text:p>
          </table:table-cell>
          <table:table-cell table:style-name="ce55" table:formula="of:=IF(ISERROR(([.L107]-[.L104])/[.L104]*100);0;([.L107]-[.L104])/[.L104]*100)" office:value-type="float" office:value="0.656144706508246" calcext:value-type="float">
            <text:p>0.66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8]-[.C105])/[.C105]*100);0;([.C108]-[.C105])/[.C105]*100)" office:value-type="float" office:value="1.23581795051536" calcext:value-type="float">
            <text:p>1.24</text:p>
          </table:table-cell>
          <table:table-cell table:style-name="ce53" table:formula="of:=IF(ISERROR(([.D108]-[.D105])/[.D105]*100);0;([.D108]-[.D105])/[.D105]*100)" office:value-type="float" office:value="0.177981840693355" calcext:value-type="float">
            <text:p>0.18</text:p>
          </table:table-cell>
          <table:table-cell table:style-name="ce53" table:formula="of:=IF(ISERROR(([.E108]-[.E105])/[.E105]*100);0;([.E108]-[.E105])/[.E105]*100)" office:value-type="float" office:value="-2.58123689727463" calcext:value-type="float">
            <text:p><text:s text:c="3"/>－2.58</text:p>
          </table:table-cell>
          <table:table-cell table:style-name="ce53" table:formula="of:=IF(ISERROR(([.F108]-[.F105])/[.F105]*100);0;([.F108]-[.F105])/[.F105]*100)" office:value-type="float" office:value="-2.03582155968406" calcext:value-type="float">
            <text:p><text:s text:c="3"/>－2.04</text:p>
          </table:table-cell>
          <table:table-cell table:style-name="ce53" table:formula="of:=IF(ISERROR(([.G108]-[.G105])/[.G105]*100);0;([.G108]-[.G105])/[.G105]*100)" office:value-type="float" office:value="1.24223602484472" calcext:value-type="float">
            <text:p>1.24</text:p>
          </table:table-cell>
          <table:table-cell table:style-name="ce53" table:formula="of:=IF(ISERROR(([.H108]-[.H105])/[.H105]*100);0;([.H108]-[.H105])/[.H105]*100)" office:value-type="float" office:value="40.3225806451613" calcext:value-type="float">
            <text:p>40.32</text:p>
          </table:table-cell>
          <table:table-cell table:style-name="ce53" table:formula="of:=IF(ISERROR(([.I108]-[.I105])/[.I105]*100);0;([.I108]-[.I105])/[.I105]*100)" office:value-type="float" office:value="-4.54545454545455" calcext:value-type="float">
            <text:p><text:s text:c="3"/>－4.55</text:p>
          </table:table-cell>
          <table:table-cell table:style-name="ce53" table:formula="of:=IF(ISERROR(([.J108]-[.J105])/[.J105]*100);0;([.J108]-[.J105])/[.J105]*100)" office:value-type="float" office:value="25.6227758007117" calcext:value-type="float">
            <text:p>25.62</text:p>
          </table:table-cell>
          <table:table-cell table:style-name="ce53" table:formula="of:=IF(ISERROR(([.K108]-[.K105])/[.K105]*100);0;([.K108]-[.K105])/[.K105]*100)" office:value-type="float" office:value="39.3939393939394" calcext:value-type="float">
            <text:p>39.39</text:p>
          </table:table-cell>
          <table:table-cell table:style-name="ce53" table:formula="of:=IF(ISERROR(([.L108]-[.L105])/[.L105]*100);0;([.L108]-[.L105])/[.L105]*100)" office:value-type="float" office:value="-0.956610864366245" calcext:value-type="float">
            <text:p><text:s text:c="3"/>－0.96</text:p>
          </table:table-cell>
          <table:table-cell table:style-name="ce53" table:formula="of:=IF(ISERROR(([.M108]-[.M105])/[.M105]*100);0;([.M108]-[.M105])/[.M105]*100)" office:value-type="float" office:value="-16.0375670840787" calcext:value-type="float">
            <text:p><text:s text:c="3"/>－16.04</text:p>
          </table:table-cell>
          <table:table-cell table:style-name="ce86" table:formula="of:=IF(ISERROR(([.N108]-[.N105])/[.N105]*100);0;([.N108]-[.N105])/[.N105]*100)" office:value-type="float" office:value="3.83752244165171" calcext:value-type="float">
            <text:p>3.84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9]-[.C106])/[.C106]*100);0;([.C109]-[.C106])/[.C106]*100)" office:value-type="float" office:value="-0.189745043728599" calcext:value-type="float">
            <text:p><text:s text:c="3"/>－0.19</text:p>
          </table:table-cell>
          <table:table-cell table:style-name="ce54" table:formula="of:=IF(ISERROR(([.D109]-[.D106])/[.D106]*100);0;([.D109]-[.D106])/[.D106]*100)" office:value-type="float" office:value="-1.56959483059728" calcext:value-type="float">
            <text:p><text:s text:c="3"/>－1.57</text:p>
          </table:table-cell>
          <table:table-cell table:style-name="ce54" table:formula="of:=IF(ISERROR(([.E109]-[.E106])/[.E106]*100);0;([.E109]-[.E106])/[.E106]*100)" office:value-type="float" office:value="-1.22566690699351" calcext:value-type="float">
            <text:p><text:s text:c="3"/>－1.23</text:p>
          </table:table-cell>
          <table:table-cell table:style-name="ce54" table:formula="of:=IF(ISERROR(([.F109]-[.F106])/[.F106]*100);0;([.F109]-[.F106])/[.F106]*100)" office:value-type="float" office:value="0.129407958589453" calcext:value-type="float">
            <text:p>0.13</text:p>
          </table:table-cell>
          <table:table-cell table:style-name="ce54" table:formula="of:=IF(ISERROR(([.G109]-[.G106])/[.G106]*100);0;([.G109]-[.G106])/[.G106]*100)" office:value-type="float" office:value="-0.666666666666667" calcext:value-type="float">
            <text:p><text:s text:c="3"/>－0.67</text:p>
          </table:table-cell>
          <table:table-cell table:style-name="ce54" table:formula="of:=IF(ISERROR(([.H109]-[.H106])/[.H106]*100);0;([.H109]-[.H106])/[.H106]*100)" office:value-type="float" office:value="-4.47761194029851" calcext:value-type="float">
            <text:p><text:s text:c="3"/>－4.48</text:p>
          </table:table-cell>
          <table:table-cell table:style-name="ce54" table:formula="of:=IF(ISERROR(([.I109]-[.I106])/[.I106]*100);0;([.I109]-[.I106])/[.I106]*100)" office:value-type="float" office:value="-3.03030303030303" calcext:value-type="float">
            <text:p><text:s text:c="3"/>－3.03</text:p>
          </table:table-cell>
          <table:table-cell table:style-name="ce54" table:formula="of:=IF(ISERROR(([.J109]-[.J106])/[.J106]*100);0;([.J109]-[.J106])/[.J106]*100)" office:value-type="float" office:value="16.2962962962963" calcext:value-type="float">
            <text:p>16.30</text:p>
          </table:table-cell>
          <table:table-cell table:style-name="ce54" table:formula="of:=IF(ISERROR(([.K109]-[.K106])/[.K106]*100);0;([.K109]-[.K106])/[.K106]*100)" office:value-type="float" office:value="11.5384615384615" calcext:value-type="float">
            <text:p>11.54</text:p>
          </table:table-cell>
          <table:table-cell table:style-name="ce54" table:formula="of:=IF(ISERROR(([.L109]-[.L106])/[.L106]*100);0;([.L109]-[.L106])/[.L106]*100)" office:value-type="float" office:value="2.39675516224189" calcext:value-type="float">
            <text:p>2.40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8年5月6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8 年 4 月 份" calcext:value-type="string" table:number-columns-spanned="5" table:number-rows-spanned="1">
            <text:p><text:s/>中 華 民 國 108 年 4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84757" calcext:value-type="float">
            <text:p><text:s text:c="3"/>84,757</text:p>
          </table:table-cell>
          <table:table-cell table:style-name="ce43" office:value-type="float" office:value="83926" calcext:value-type="float">
            <text:p><text:s text:c="3"/>83,926</text:p>
          </table:table-cell>
          <table:table-cell table:style-name="ce43" office:value-type="float" office:value="14285" calcext:value-type="float">
            <text:p><text:s text:c="3"/>14,285</text:p>
          </table:table-cell>
          <table:table-cell table:style-name="ce43" office:value-type="float" office:value="14996" calcext:value-type="float">
            <text:p><text:s text:c="3"/>14,996</text:p>
          </table:table-cell>
          <table:table-cell table:style-name="ce43" office:value-type="float" office:value="312" calcext:value-type="float">
            <text:p><text:s text:c="3"/>312</text:p>
          </table:table-cell>
          <table:table-cell table:style-name="ce43" office:value-type="float" office:value="151" calcext:value-type="float">
            <text:p><text:s text:c="3"/>151</text:p>
          </table:table-cell>
          <table:table-cell table:style-name="ce43" office:value-type="float" office:value="74" calcext:value-type="float">
            <text:p><text:s text:c="3"/>74</text:p>
          </table:table-cell>
          <table:table-cell table:style-name="ce43" office:value-type="float" office:value="667" calcext:value-type="float">
            <text:p><text:s text:c="3"/>667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5676" calcext:value-type="float">
            <text:p><text:s text:c="3"/>5,676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38993" calcext:value-type="float">
            <text:p><text:s text:c="3"/>38,993</text:p>
          </table:table-cell>
          <table:table-cell table:style-name="ce43" office:value-type="float" office:value="38837" calcext:value-type="float">
            <text:p><text:s text:c="3"/>38,837</text:p>
          </table:table-cell>
          <table:table-cell table:style-name="ce43" office:value-type="float" office:value="7435" calcext:value-type="float">
            <text:p><text:s text:c="3"/>7,435</text:p>
          </table:table-cell>
          <table:table-cell table:style-name="ce43" office:value-type="float" office:value="8806" calcext:value-type="float">
            <text:p><text:s text:c="3"/>8,806</text:p>
          </table:table-cell>
          <table:table-cell table:style-name="ce43" office:value-type="float" office:value="163" calcext:value-type="float">
            <text:p><text:s text:c="3"/>163</text:p>
          </table:table-cell>
          <table:table-cell table:style-name="ce43" office:value-type="float" office:value="87" calcext:value-type="float">
            <text:p><text:s text:c="3"/>87</text:p>
          </table:table-cell>
          <table:table-cell table:style-name="ce43" office:value-type="float" office:value="42" calcext:value-type="float">
            <text:p><text:s text:c="3"/>42</text:p>
          </table:table-cell>
          <table:table-cell table:style-name="ce43" office:value-type="float" office:value="353" calcext:value-type="float">
            <text:p><text:s text:c="3"/>353</text:p>
          </table:table-cell>
          <table:table-cell table:style-name="ce43" office:value-type="float" office:value="46" calcext:value-type="float">
            <text:p><text:s text:c="3"/>46</text:p>
          </table:table-cell>
          <table:table-cell table:style-name="ce43" office:value-type="float" office:value="2899" calcext:value-type="float">
            <text:p><text:s text:c="3"/>2,899</text:p>
          </table:table-cell>
          <table:table-cell table:style-name="ce43" office:value-type="float" office:value="9387" calcext:value-type="float">
            <text:p><text:s text:c="3"/>9,387</text:p>
          </table:table-cell>
          <table:table-cell table:style-name="ce57" office:value-type="float" office:value="4627" calcext:value-type="float">
            <text:p><text:s text:c="3"/>4,627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45764" calcext:value-type="float">
            <text:p><text:s text:c="3"/>45,764</text:p>
          </table:table-cell>
          <table:table-cell table:style-name="ce44" office:value-type="float" office:value="45089" calcext:value-type="float">
            <text:p><text:s text:c="3"/>45,089</text:p>
          </table:table-cell>
          <table:table-cell table:style-name="ce44" office:value-type="float" office:value="6850" calcext:value-type="float">
            <text:p><text:s text:c="3"/>6,850</text:p>
          </table:table-cell>
          <table:table-cell table:style-name="ce44" office:value-type="float" office:value="6190" calcext:value-type="float">
            <text:p><text:s text:c="3"/>6,190</text:p>
          </table:table-cell>
          <table:table-cell table:style-name="ce44" office:value-type="float" office:value="149" calcext:value-type="float">
            <text:p><text:s text:c="3"/>149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314" calcext:value-type="float">
            <text:p><text:s text:c="3"/>314</text:p>
          </table:table-cell>
          <table:table-cell table:style-name="ce44" office:value-type="float" office:value="29" calcext:value-type="float">
            <text:p><text:s text:c="3"/>29</text:p>
          </table:table-cell>
          <table:table-cell table:style-name="ce44" office:value-type="float" office:value="2777" calcext:value-type="float">
            <text:p><text:s text:c="3"/>2,777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14717" calcext:value-type="float">
            <text:p><text:s text:c="3"/>14,717</text:p>
          </table:table-cell>
          <table:table-cell table:style-name="ce57" office:value-type="float" office:value="13561" calcext:value-type="float">
            <text:p><text:s text:c="3"/>13,561</text:p>
          </table:table-cell>
          <table:table-cell table:style-name="ce57" office:value-type="float" office:value="2240" calcext:value-type="float">
            <text:p><text:s text:c="3"/>2,240</text:p>
          </table:table-cell>
          <table:table-cell table:style-name="ce57" office:value-type="float" office:value="2115" calcext:value-type="float">
            <text:p><text:s text:c="3"/>2,115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879" calcext:value-type="float">
            <text:p><text:s text:c="3"/>879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6716" calcext:value-type="float">
            <text:p><text:s text:c="3"/>6,716</text:p>
          </table:table-cell>
          <table:table-cell table:style-name="ce57" office:value-type="float" office:value="6172" calcext:value-type="float">
            <text:p><text:s text:c="3"/>6,172</text:p>
          </table:table-cell>
          <table:table-cell table:style-name="ce57" office:value-type="float" office:value="1133" calcext:value-type="float">
            <text:p><text:s text:c="3"/>1,133</text:p>
          </table:table-cell>
          <table:table-cell table:style-name="ce57" office:value-type="float" office:value="1239" calcext:value-type="float">
            <text:p><text:s text:c="3"/>1,239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61" calcext:value-type="float">
            <text:p><text:s text:c="3"/>461</text:p>
          </table:table-cell>
          <table:table-cell table:style-name="ce57" office:value-type="float" office:value="1630" calcext:value-type="float">
            <text:p><text:s text:c="3"/>1,630</text:p>
          </table:table-cell>
          <table:table-cell table:style-name="ce57" office:value-type="float" office:value="765" calcext:value-type="float">
            <text:p><text:s text:c="3"/>765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8001" calcext:value-type="float">
            <text:p><text:s text:c="3"/>8,001</text:p>
          </table:table-cell>
          <table:table-cell table:style-name="ce57" office:value-type="float" office:value="7389" calcext:value-type="float">
            <text:p><text:s text:c="3"/>7,389</text:p>
          </table:table-cell>
          <table:table-cell table:style-name="ce57" office:value-type="float" office:value="1107" calcext:value-type="float">
            <text:p><text:s text:c="3"/>1,107</text:p>
          </table:table-cell>
          <table:table-cell table:style-name="ce57" office:value-type="float" office:value="876" calcext:value-type="float">
            <text:p><text:s text:c="3"/>87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47" calcext:value-type="float">
            <text:p><text:s text:c="3"/>4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18" calcext:value-type="float">
            <text:p><text:s text:c="3"/>418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396" calcext:value-type="float">
            <text:p><text:s text:c="3"/>10,396</text:p>
          </table:table-cell>
          <table:table-cell table:style-name="ce67" office:value-type="float" office:value="12694" calcext:value-type="float">
            <text:p><text:s text:c="3"/>12,694</text:p>
          </table:table-cell>
          <table:table-cell table:style-name="ce67" office:value-type="float" office:value="1784" calcext:value-type="float">
            <text:p><text:s text:c="3"/>1,784</text:p>
          </table:table-cell>
          <table:table-cell table:style-name="ce67" office:value-type="float" office:value="1594" calcext:value-type="float">
            <text:p><text:s text:c="3"/>1,594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71" calcext:value-type="float">
            <text:p><text:s text:c="3"/>71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443" calcext:value-type="float">
            <text:p><text:s text:c="3"/>44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752" calcext:value-type="float">
            <text:p><text:s text:c="3"/>4,752</text:p>
          </table:table-cell>
          <table:table-cell table:style-name="ce57" office:value-type="float" office:value="5944" calcext:value-type="float">
            <text:p><text:s text:c="3"/>5,944</text:p>
          </table:table-cell>
          <table:table-cell table:style-name="ce57" office:value-type="float" office:value="938" calcext:value-type="float">
            <text:p><text:s text:c="3"/>938</text:p>
          </table:table-cell>
          <table:table-cell table:style-name="ce57" office:value-type="float" office:value="908" calcext:value-type="float">
            <text:p><text:s text:c="3"/>90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19" calcext:value-type="float">
            <text:p><text:s text:c="3"/>219</text:p>
          </table:table-cell>
          <table:table-cell table:style-name="ce57" office:value-type="float" office:value="1004" calcext:value-type="float">
            <text:p><text:s text:c="3"/>1,004</text:p>
          </table:table-cell>
          <table:table-cell table:style-name="ce57" office:value-type="float" office:value="441" calcext:value-type="float">
            <text:p><text:s text:c="3"/>44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5644" calcext:value-type="float">
            <text:p><text:s text:c="3"/>5,644</text:p>
          </table:table-cell>
          <table:table-cell table:style-name="ce57" office:value-type="float" office:value="6750" calcext:value-type="float">
            <text:p><text:s text:c="3"/>6,75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57" office:value-type="float" office:value="686" calcext:value-type="float">
            <text:p><text:s text:c="3"/>686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3" calcext:value-type="float">
            <text:p><text:s text:c="3"/>4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10083" calcext:value-type="float">
            <text:p><text:s text:c="3"/>10,083</text:p>
          </table:table-cell>
          <table:table-cell table:style-name="ce67" office:value-type="float" office:value="8205" calcext:value-type="float">
            <text:p><text:s text:c="3"/>8,205</text:p>
          </table:table-cell>
          <table:table-cell table:style-name="ce67" office:value-type="float" office:value="1808" calcext:value-type="float">
            <text:p><text:s text:c="3"/>1,808</text:p>
          </table:table-cell>
          <table:table-cell table:style-name="ce67" office:value-type="float" office:value="1151" calcext:value-type="float">
            <text:p><text:s text:c="3"/>1,151</text:p>
          </table:table-cell>
          <table:table-cell table:style-name="ce67" office:value-type="float" office:value="34" calcext:value-type="float">
            <text:p><text:s text:c="3"/>34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60" calcext:value-type="float">
            <text:p><text:s text:c="3"/>60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633" calcext:value-type="float">
            <text:p><text:s text:c="3"/>63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596" calcext:value-type="float">
            <text:p><text:s text:c="3"/>4,596</text:p>
          </table:table-cell>
          <table:table-cell table:style-name="ce57" office:value-type="float" office:value="3743" calcext:value-type="float">
            <text:p><text:s text:c="3"/>3,743</text:p>
          </table:table-cell>
          <table:table-cell table:style-name="ce57" office:value-type="float" office:value="946" calcext:value-type="float">
            <text:p><text:s text:c="3"/>946</text:p>
          </table:table-cell>
          <table:table-cell table:style-name="ce57" office:value-type="float" office:value="700" calcext:value-type="float">
            <text:p><text:s text:c="3"/>70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1047" calcext:value-type="float">
            <text:p><text:s text:c="3"/>1,047</text:p>
          </table:table-cell>
          <table:table-cell table:style-name="ce57" office:value-type="float" office:value="513" calcext:value-type="float">
            <text:p><text:s text:c="3"/>51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5487" calcext:value-type="float">
            <text:p><text:s text:c="3"/>5,487</text:p>
          </table:table-cell>
          <table:table-cell table:style-name="ce57" office:value-type="float" office:value="4462" calcext:value-type="float">
            <text:p><text:s text:c="3"/>4,462</text:p>
          </table:table-cell>
          <table:table-cell table:style-name="ce57" office:value-type="float" office:value="862" calcext:value-type="float">
            <text:p><text:s text:c="3"/>862</text:p>
          </table:table-cell>
          <table:table-cell table:style-name="ce57" office:value-type="float" office:value="451" calcext:value-type="float">
            <text:p><text:s text:c="3"/>45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22" calcext:value-type="float">
            <text:p><text:s text:c="3"/>322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268" calcext:value-type="float">
            <text:p><text:s text:c="3"/>10,268</text:p>
          </table:table-cell>
          <table:table-cell table:style-name="ce67" office:value-type="float" office:value="9833" calcext:value-type="float">
            <text:p><text:s text:c="3"/>9,833</text:p>
          </table:table-cell>
          <table:table-cell table:style-name="ce67" office:value-type="float" office:value="1777" calcext:value-type="float">
            <text:p><text:s text:c="3"/>1,777</text:p>
          </table:table-cell>
          <table:table-cell table:style-name="ce67" office:value-type="float" office:value="1427" calcext:value-type="float">
            <text:p><text:s text:c="3"/>1,427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84" calcext:value-type="float">
            <text:p><text:s text:c="3"/>84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34" office:value-type="float" office:value="726" calcext:value-type="float">
            <text:p><text:s text:c="3"/>726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608" calcext:value-type="float">
            <text:p><text:s text:c="3"/>4,608</text:p>
          </table:table-cell>
          <table:table-cell table:style-name="ce57" office:value-type="float" office:value="4452" calcext:value-type="float">
            <text:p><text:s text:c="3"/>4,452</text:p>
          </table:table-cell>
          <table:table-cell table:style-name="ce57" office:value-type="float" office:value="932" calcext:value-type="float">
            <text:p><text:s text:c="3"/>932</text:p>
          </table:table-cell>
          <table:table-cell table:style-name="ce57" office:value-type="float" office:value="838" calcext:value-type="float">
            <text:p><text:s text:c="3"/>838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80" calcext:value-type="float">
            <text:p><text:s text:c="3"/>380</text:p>
          </table:table-cell>
          <table:table-cell table:style-name="ce57" office:value-type="float" office:value="1169" calcext:value-type="float">
            <text:p><text:s text:c="3"/>1,169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5660" calcext:value-type="float">
            <text:p><text:s text:c="3"/>5,660</text:p>
          </table:table-cell>
          <table:table-cell table:style-name="ce57" office:value-type="float" office:value="5381" calcext:value-type="float">
            <text:p><text:s text:c="3"/>5,381</text:p>
          </table:table-cell>
          <table:table-cell table:style-name="ce57" office:value-type="float" office:value="845" calcext:value-type="float">
            <text:p><text:s text:c="3"/>845</text:p>
          </table:table-cell>
          <table:table-cell table:style-name="ce57" office:value-type="float" office:value="589" calcext:value-type="float">
            <text:p><text:s text:c="3"/>589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0" calcext:value-type="float">
            <text:p><text:s text:c="3"/>40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46" calcext:value-type="float">
            <text:p><text:s text:c="3"/>346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6176" calcext:value-type="float">
            <text:p><text:s text:c="3"/>6,176</text:p>
          </table:table-cell>
          <table:table-cell table:style-name="ce67" office:value-type="float" office:value="6030" calcext:value-type="float">
            <text:p><text:s text:c="3"/>6,030</text:p>
          </table:table-cell>
          <table:table-cell table:style-name="ce67" office:value-type="float" office:value="925" calcext:value-type="float">
            <text:p><text:s text:c="3"/>925</text:p>
          </table:table-cell>
          <table:table-cell table:style-name="ce67" office:value-type="float" office:value="1349" calcext:value-type="float">
            <text:p><text:s text:c="3"/>1,349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3" calcext:value-type="float">
            <text:p><text:s text:c="3"/>43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466" calcext:value-type="float">
            <text:p><text:s text:c="3"/>466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2796" calcext:value-type="float">
            <text:p><text:s text:c="3"/>2,796</text:p>
          </table:table-cell>
          <table:table-cell table:style-name="ce57" office:value-type="float" office:value="2773" calcext:value-type="float">
            <text:p><text:s text:c="3"/>2,773</text:p>
          </table:table-cell>
          <table:table-cell table:style-name="ce57" office:value-type="float" office:value="473" calcext:value-type="float">
            <text:p><text:s text:c="3"/>473</text:p>
          </table:table-cell>
          <table:table-cell table:style-name="ce57" office:value-type="float" office:value="727" calcext:value-type="float">
            <text:p><text:s text:c="3"/>727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707" calcext:value-type="float">
            <text:p><text:s text:c="3"/>707</text:p>
          </table:table-cell>
          <table:table-cell table:style-name="ce57" office:value-type="float" office:value="347" calcext:value-type="float">
            <text:p><text:s text:c="3"/>34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3380" calcext:value-type="float">
            <text:p><text:s text:c="3"/>3,380</text:p>
          </table:table-cell>
          <table:table-cell table:style-name="ce66" office:value-type="float" office:value="3257" calcext:value-type="float">
            <text:p><text:s text:c="3"/>3,257</text:p>
          </table:table-cell>
          <table:table-cell table:style-name="ce66" office:value-type="float" office:value="452" calcext:value-type="float">
            <text:p><text:s text:c="3"/>452</text:p>
          </table:table-cell>
          <table:table-cell table:style-name="ce66" office:value-type="float" office:value="622" calcext:value-type="float">
            <text:p><text:s text:c="3"/>622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25" calcext:value-type="float">
            <text:p><text:s text:c="3"/>2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225" calcext:value-type="float">
            <text:p><text:s text:c="3"/>225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347" calcext:value-type="float">
            <text:p><text:s text:c="3"/>10,347</text:p>
          </table:table-cell>
          <table:table-cell table:style-name="ce67" office:value-type="float" office:value="10107" calcext:value-type="float">
            <text:p><text:s text:c="3"/>10,107</text:p>
          </table:table-cell>
          <table:table-cell table:style-name="ce67" office:value-type="float" office:value="1551" calcext:value-type="float">
            <text:p><text:s text:c="3"/>1,551</text:p>
          </table:table-cell>
          <table:table-cell table:style-name="ce67" office:value-type="float" office:value="1833" calcext:value-type="float">
            <text:p><text:s text:c="3"/>1,833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699" calcext:value-type="float">
            <text:p><text:s text:c="3"/>699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820" calcext:value-type="float">
            <text:p><text:s text:c="3"/>4,820</text:p>
          </table:table-cell>
          <table:table-cell table:style-name="ce57" office:value-type="float" office:value="4703" calcext:value-type="float">
            <text:p><text:s text:c="3"/>4,703</text:p>
          </table:table-cell>
          <table:table-cell table:style-name="ce57" office:value-type="float" office:value="796" calcext:value-type="float">
            <text:p><text:s text:c="3"/>796</text:p>
          </table:table-cell>
          <table:table-cell table:style-name="ce57" office:value-type="float" office:value="1083" calcext:value-type="float">
            <text:p><text:s text:c="3"/>1,083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53" calcext:value-type="float">
            <text:p><text:s text:c="3"/>353</text:p>
          </table:table-cell>
          <table:table-cell table:style-name="ce57" office:value-type="float" office:value="1077" calcext:value-type="float">
            <text:p><text:s text:c="3"/>1,077</text:p>
          </table:table-cell>
          <table:table-cell table:style-name="ce57" office:value-type="float" office:value="585" calcext:value-type="float">
            <text:p><text:s text:c="3"/>58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5527" calcext:value-type="float">
            <text:p><text:s text:c="3"/>5,527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55" calcext:value-type="float">
            <text:p><text:s text:c="3"/>755</text:p>
          </table:table-cell>
          <table:table-cell table:style-name="ce66" office:value-type="float" office:value="750" calcext:value-type="float">
            <text:p><text:s text:c="3"/>750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1" calcext:value-type="float">
            <text:p><text:s text:c="3"/>3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46" calcext:value-type="float">
            <text:p><text:s text:c="3"/>346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22042" calcext:value-type="float">
            <text:p><text:s text:c="3"/>22,042</text:p>
          </table:table-cell>
          <table:table-cell table:style-name="ce67" office:value-type="float" office:value="22815" calcext:value-type="float">
            <text:p><text:s text:c="3"/>22,815</text:p>
          </table:table-cell>
          <table:table-cell table:style-name="ce67" office:value-type="float" office:value="4088" calcext:value-type="float">
            <text:p><text:s text:c="3"/>4,088</text:p>
          </table:table-cell>
          <table:table-cell table:style-name="ce67" office:value-type="float" office:value="5448" calcext:value-type="float">
            <text:p><text:s text:c="3"/>5,448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235" calcext:value-type="float">
            <text:p><text:s text:c="3"/>235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67" office:value-type="float" office:value="1812" calcext:value-type="float">
            <text:p><text:s text:c="3"/>1,81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10297" calcext:value-type="float">
            <text:p><text:s text:c="3"/>10,297</text:p>
          </table:table-cell>
          <table:table-cell table:style-name="ce105" office:value-type="float" office:value="10669" calcext:value-type="float">
            <text:p><text:s text:c="3"/>10,669</text:p>
          </table:table-cell>
          <table:table-cell table:style-name="ce105" office:value-type="float" office:value="2171" calcext:value-type="float">
            <text:p><text:s text:c="3"/>2,171</text:p>
          </table:table-cell>
          <table:table-cell table:style-name="ce105" office:value-type="float" office:value="3269" calcext:value-type="float">
            <text:p><text:s text:c="3"/>3,269</text:p>
          </table:table-cell>
          <table:table-cell table:style-name="ce105" office:value-type="float" office:value="45" calcext:value-type="float">
            <text:p><text:s text:c="3"/>45</text:p>
          </table:table-cell>
          <table:table-cell table:style-name="ce105" office:value-type="float" office:value="29" calcext:value-type="float">
            <text:p><text:s text:c="3"/>29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30" calcext:value-type="float">
            <text:p><text:s text:c="3"/>130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style-name="ce105" office:value-type="float" office:value="2697" calcext:value-type="float">
            <text:p><text:s text:c="3"/>2,697</text:p>
          </table:table-cell>
          <table:table-cell table:style-name="ce114" office:value-type="float" office:value="1401" calcext:value-type="float">
            <text:p><text:s text:c="3"/>1,40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11745" calcext:value-type="float">
            <text:p><text:s text:c="3"/>11,745</text:p>
          </table:table-cell>
          <table:table-cell table:style-name="ce106" office:value-type="float" office:value="12146" calcext:value-type="float">
            <text:p><text:s text:c="3"/>12,146</text:p>
          </table:table-cell>
          <table:table-cell table:style-name="ce106" office:value-type="float" office:value="1917" calcext:value-type="float">
            <text:p><text:s text:c="3"/>1,917</text:p>
          </table:table-cell>
          <table:table-cell table:style-name="ce106" office:value-type="float" office:value="2179" calcext:value-type="float">
            <text:p><text:s text:c="3"/>2,179</text:p>
          </table:table-cell>
          <table:table-cell table:style-name="ce106" office:value-type="float" office:value="46" calcext:value-type="float">
            <text:p><text:s text:c="3"/>46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886" calcext:value-type="float">
            <text:p><text:s text:c="3"/>88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666" calcext:value-type="float">
            <text:p><text:s text:c="3"/>1,666</text:p>
          </table:table-cell>
          <table:table-cell table:style-name="ce107" office:value-type="float" office:value="1660" calcext:value-type="float">
            <text:p><text:s text:c="3"/>1,660</text:p>
          </table:table-cell>
          <table:table-cell table:style-name="ce107" office:value-type="float" office:value="257" calcext:value-type="float">
            <text:p><text:s text:c="3"/>257</text:p>
          </table:table-cell>
          <table:table-cell table:style-name="ce107" office:value-type="float" office:value="301" calcext:value-type="float">
            <text:p><text:s text:c="3"/>30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12" calcext:value-type="float">
            <text:p><text:s text:c="3"/>11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68" calcext:value-type="float">
            <text:p><text:s text:c="3"/>768</text:p>
          </table:table-cell>
          <table:table-cell table:style-name="ce68" office:value-type="float" office:value="787" calcext:value-type="float">
            <text:p><text:s text:c="3"/>78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11" calcext:value-type="float">
            <text:p><text:s text:c="3"/>211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98" calcext:value-type="float">
            <text:p><text:s text:c="3"/>898</text:p>
          </table:table-cell>
          <table:table-cell table:style-name="ce108" office:value-type="float" office:value="873" calcext:value-type="float">
            <text:p><text:s text:c="3"/>87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style-name="ce108" office:value-type="float" office:value="118" calcext:value-type="float">
            <text:p><text:s text:c="3"/>11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184" calcext:value-type="float">
            <text:p><text:s text:c="3"/>2,184</text:p>
          </table:table-cell>
          <table:table-cell table:style-name="ce107" office:value-type="float" office:value="1681" calcext:value-type="float">
            <text:p><text:s text:c="3"/>1,681</text:p>
          </table:table-cell>
          <table:table-cell table:style-name="ce107" office:value-type="float" office:value="335" calcext:value-type="float">
            <text:p><text:s text:c="3"/>335</text:p>
          </table:table-cell>
          <table:table-cell table:style-name="ce107" office:value-type="float" office:value="351" calcext:value-type="float">
            <text:p><text:s text:c="3"/>35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29" calcext:value-type="float">
            <text:p><text:s text:c="3"/>12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066" calcext:value-type="float">
            <text:p><text:s text:c="3"/>1,066</text:p>
          </table:table-cell>
          <table:table-cell table:style-name="ce68" office:value-type="float" office:value="795" calcext:value-type="float">
            <text:p><text:s text:c="3"/>795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222" calcext:value-type="float">
            <text:p><text:s text:c="3"/>222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22" calcext:value-type="float">
            <text:p><text:s text:c="3"/>222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118" calcext:value-type="float">
            <text:p><text:s text:c="3"/>1,118</text:p>
          </table:table-cell>
          <table:table-cell table:style-name="ce108" office:value-type="float" office:value="886" calcext:value-type="float">
            <text:p><text:s text:c="3"/>886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437" calcext:value-type="float">
            <text:p><text:s text:c="3"/>1,437</text:p>
          </table:table-cell>
          <table:table-cell table:style-name="ce107" office:value-type="float" office:value="1593" calcext:value-type="float">
            <text:p><text:s text:c="3"/>1,593</text:p>
          </table:table-cell>
          <table:table-cell table:style-name="ce107" office:value-type="float" office:value="278" calcext:value-type="float">
            <text:p><text:s text:c="3"/>278</text:p>
          </table:table-cell>
          <table:table-cell table:style-name="ce107" office:value-type="float" office:value="427" calcext:value-type="float">
            <text:p><text:s text:c="3"/>427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62" calcext:value-type="float">
            <text:p><text:s text:c="3"/>662</text:p>
          </table:table-cell>
          <table:table-cell table:style-name="ce68" office:value-type="float" office:value="718" calcext:value-type="float">
            <text:p><text:s text:c="3"/>718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267" calcext:value-type="float">
            <text:p><text:s text:c="3"/>26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13" calcext:value-type="float">
            <text:p><text:s text:c="3"/>213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75" calcext:value-type="float">
            <text:p><text:s text:c="3"/>775</text:p>
          </table:table-cell>
          <table:table-cell table:style-name="ce108" office:value-type="float" office:value="875" calcext:value-type="float">
            <text:p><text:s text:c="3"/>875</text:p>
          </table:table-cell>
          <table:table-cell table:style-name="ce108" office:value-type="float" office:value="127" calcext:value-type="float">
            <text:p><text:s text:c="3"/>127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67" calcext:value-type="float">
            <text:p><text:s text:c="3"/>6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699" calcext:value-type="float">
            <text:p><text:s text:c="3"/>2,699</text:p>
          </table:table-cell>
          <table:table-cell table:style-name="ce107" office:value-type="float" office:value="3420" calcext:value-type="float">
            <text:p><text:s text:c="3"/>3,420</text:p>
          </table:table-cell>
          <table:table-cell table:style-name="ce107" office:value-type="float" office:value="994" calcext:value-type="float">
            <text:p><text:s text:c="3"/>994</text:p>
          </table:table-cell>
          <table:table-cell table:style-name="ce107" office:value-type="float" office:value="893" calcext:value-type="float">
            <text:p><text:s text:c="3"/>89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31" calcext:value-type="float">
            <text:p><text:s text:c="3"/>3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69" calcext:value-type="float">
            <text:p><text:s text:c="3"/>26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179" calcext:value-type="float">
            <text:p><text:s text:c="3"/>1,179</text:p>
          </table:table-cell>
          <table:table-cell table:style-name="ce68" office:value-type="float" office:value="1576" calcext:value-type="float">
            <text:p><text:s text:c="3"/>1,576</text:p>
          </table:table-cell>
          <table:table-cell table:style-name="ce68" office:value-type="float" office:value="522" calcext:value-type="float">
            <text:p><text:s text:c="3"/>522</text:p>
          </table:table-cell>
          <table:table-cell table:style-name="ce68" office:value-type="float" office:value="540" calcext:value-type="float">
            <text:p><text:s text:c="3"/>540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21" calcext:value-type="float">
            <text:p><text:s text:c="3"/>121</text:p>
          </table:table-cell>
          <table:table-cell table:style-name="ce68" office:value-type="float" office:value="519" calcext:value-type="float">
            <text:p><text:s text:c="3"/>519</text:p>
          </table:table-cell>
          <table:table-cell table:style-name="ce68" office:value-type="float" office:value="200" calcext:value-type="float">
            <text:p><text:s text:c="3"/>20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520" calcext:value-type="float">
            <text:p><text:s text:c="3"/>1,520</text:p>
          </table:table-cell>
          <table:table-cell table:style-name="ce108" office:value-type="float" office:value="1844" calcext:value-type="float">
            <text:p><text:s text:c="3"/>1,844</text:p>
          </table:table-cell>
          <table:table-cell table:style-name="ce108" office:value-type="float" office:value="472" calcext:value-type="float">
            <text:p><text:s text:c="3"/>472</text:p>
          </table:table-cell>
          <table:table-cell table:style-name="ce108" office:value-type="float" office:value="353" calcext:value-type="float">
            <text:p><text:s text:c="3"/>35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48" calcext:value-type="float">
            <text:p><text:s text:c="3"/>14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99" calcext:value-type="float">
            <text:p><text:s text:c="3"/>1,299</text:p>
          </table:table-cell>
          <table:table-cell table:style-name="ce107" office:value-type="float" office:value="1392" calcext:value-type="float">
            <text:p><text:s text:c="3"/>1,392</text:p>
          </table:table-cell>
          <table:table-cell table:style-name="ce107" office:value-type="float" office:value="247" calcext:value-type="float">
            <text:p><text:s text:c="3"/>247</text:p>
          </table:table-cell>
          <table:table-cell table:style-name="ce107" office:value-type="float" office:value="430" calcext:value-type="float">
            <text:p><text:s text:c="3"/>43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28" calcext:value-type="float">
            <text:p><text:s text:c="3"/>12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08" calcext:value-type="float">
            <text:p><text:s text:c="3"/>608</text:p>
          </table:table-cell>
          <table:table-cell table:style-name="ce68" office:value-type="float" office:value="666" calcext:value-type="float">
            <text:p><text:s text:c="3"/>666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262" calcext:value-type="float">
            <text:p><text:s text:c="3"/>26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195" calcext:value-type="float">
            <text:p><text:s text:c="3"/>195</text:p>
          </table:table-cell>
          <table:table-cell table:style-name="ce68" office:value-type="float" office:value="98" calcext:value-type="float">
            <text:p><text:s text:c="3"/>9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91" calcext:value-type="float">
            <text:p><text:s text:c="3"/>691</text:p>
          </table:table-cell>
          <table:table-cell table:style-name="ce108" office:value-type="float" office:value="726" calcext:value-type="float">
            <text:p><text:s text:c="3"/>726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style-name="ce108" office:value-type="float" office:value="168" calcext:value-type="float">
            <text:p><text:s text:c="3"/>16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933" calcext:value-type="float">
            <text:p><text:s text:c="3"/>1,933</text:p>
          </table:table-cell>
          <table:table-cell table:style-name="ce107" office:value-type="float" office:value="2018" calcext:value-type="float">
            <text:p><text:s text:c="3"/>2,018</text:p>
          </table:table-cell>
          <table:table-cell table:style-name="ce107" office:value-type="float" office:value="349" calcext:value-type="float">
            <text:p><text:s text:c="3"/>349</text:p>
          </table:table-cell>
          <table:table-cell table:style-name="ce107" office:value-type="float" office:value="607" calcext:value-type="float">
            <text:p><text:s text:c="3"/>607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57" calcext:value-type="float">
            <text:p><text:s text:c="3"/>157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93" calcext:value-type="float">
            <text:p><text:s text:c="3"/>893</text:p>
          </table:table-cell>
          <table:table-cell table:style-name="ce68" office:value-type="float" office:value="961" calcext:value-type="float">
            <text:p><text:s text:c="3"/>961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338" calcext:value-type="float">
            <text:p><text:s text:c="3"/>33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6" calcext:value-type="float">
            <text:p><text:s text:c="3"/>246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040" calcext:value-type="float">
            <text:p><text:s text:c="3"/>1,040</text:p>
          </table:table-cell>
          <table:table-cell table:style-name="ce108" office:value-type="float" office:value="1057" calcext:value-type="float">
            <text:p><text:s text:c="3"/>1,057</text:p>
          </table:table-cell>
          <table:table-cell table:style-name="ce108" office:value-type="float" office:value="152" calcext:value-type="float">
            <text:p><text:s text:c="3"/>152</text:p>
          </table:table-cell>
          <table:table-cell table:style-name="ce108" office:value-type="float" office:value="269" calcext:value-type="float">
            <text:p><text:s text:c="3"/>26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79" calcext:value-type="float">
            <text:p><text:s text:c="3"/>7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20" calcext:value-type="float">
            <text:p><text:s text:c="3"/>1,320</text:p>
          </table:table-cell>
          <table:table-cell table:style-name="ce107" office:value-type="float" office:value="1449" calcext:value-type="float">
            <text:p><text:s text:c="3"/>1,449</text:p>
          </table:table-cell>
          <table:table-cell table:style-name="ce107" office:value-type="float" office:value="239" calcext:value-type="float">
            <text:p><text:s text:c="3"/>239</text:p>
          </table:table-cell>
          <table:table-cell table:style-name="ce107" office:value-type="float" office:value="487" calcext:value-type="float">
            <text:p><text:s text:c="3"/>48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21" calcext:value-type="float">
            <text:p><text:s text:c="3"/>12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16" calcext:value-type="float">
            <text:p><text:s text:c="3"/>616</text:p>
          </table:table-cell>
          <table:table-cell table:style-name="ce68" office:value-type="float" office:value="691" calcext:value-type="float">
            <text:p><text:s text:c="3"/>691</text:p>
          </table:table-cell>
          <table:table-cell table:style-name="ce68" office:value-type="float" office:value="121" calcext:value-type="float">
            <text:p><text:s text:c="3"/>121</text:p>
          </table:table-cell>
          <table:table-cell table:style-name="ce68" office:value-type="float" office:value="287" calcext:value-type="float">
            <text:p><text:s text:c="3"/>28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178" calcext:value-type="float">
            <text:p><text:s text:c="3"/>178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04" calcext:value-type="float">
            <text:p><text:s text:c="3"/>704</text:p>
          </table:table-cell>
          <table:table-cell table:style-name="ce108" office:value-type="float" office:value="758" calcext:value-type="float">
            <text:p><text:s text:c="3"/>758</text:p>
          </table:table-cell>
          <table:table-cell table:style-name="ce108" office:value-type="float" office:value="118" calcext:value-type="float">
            <text:p><text:s text:c="3"/>118</text:p>
          </table:table-cell>
          <table:table-cell table:style-name="ce108" office:value-type="float" office:value="200" calcext:value-type="float">
            <text:p><text:s text:c="3"/>20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587" calcext:value-type="float">
            <text:p><text:s text:c="3"/>2,587</text:p>
          </table:table-cell>
          <table:table-cell table:style-name="ce107" office:value-type="float" office:value="2804" calcext:value-type="float">
            <text:p><text:s text:c="3"/>2,804</text:p>
          </table:table-cell>
          <table:table-cell table:style-name="ce107" office:value-type="float" office:value="365" calcext:value-type="float">
            <text:p><text:s text:c="3"/>365</text:p>
          </table:table-cell>
          <table:table-cell table:style-name="ce107" office:value-type="float" office:value="695" calcext:value-type="float">
            <text:p><text:s text:c="3"/>695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33" calcext:value-type="float">
            <text:p><text:s text:c="3"/>3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39" calcext:value-type="float">
            <text:p><text:s text:c="3"/>23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209" calcext:value-type="float">
            <text:p><text:s text:c="3"/>1,209</text:p>
          </table:table-cell>
          <table:table-cell table:style-name="ce68" office:value-type="float" office:value="1280" calcext:value-type="float">
            <text:p><text:s text:c="3"/>1,280</text:p>
          </table:table-cell>
          <table:table-cell table:style-name="ce68" office:value-type="float" office:value="200" calcext:value-type="float">
            <text:p><text:s text:c="3"/>200</text:p>
          </table:table-cell>
          <table:table-cell table:style-name="ce68" office:value-type="float" office:value="427" calcext:value-type="float">
            <text:p><text:s text:c="3"/>427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302" calcext:value-type="float">
            <text:p><text:s text:c="3"/>302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378" calcext:value-type="float">
            <text:p><text:s text:c="3"/>1,378</text:p>
          </table:table-cell>
          <table:table-cell table:style-name="ce108" office:value-type="float" office:value="1524" calcext:value-type="float">
            <text:p><text:s text:c="3"/>1,524</text:p>
          </table:table-cell>
          <table:table-cell table:style-name="ce108" office:value-type="float" office:value="165" calcext:value-type="float">
            <text:p><text:s text:c="3"/>165</text:p>
          </table:table-cell>
          <table:table-cell table:style-name="ce108" office:value-type="float" office:value="268" calcext:value-type="float">
            <text:p><text:s text:c="3"/>26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10" calcext:value-type="float">
            <text:p><text:s text:c="3"/>11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721" calcext:value-type="float">
            <text:p><text:s text:c="3"/>721</text:p>
          </table:table-cell>
          <table:table-cell table:style-name="ce107" office:value-type="float" office:value="741" calcext:value-type="float">
            <text:p><text:s text:c="3"/>741</text:p>
          </table:table-cell>
          <table:table-cell table:style-name="ce107" office:value-type="float" office:value="113" calcext:value-type="float">
            <text:p><text:s text:c="3"/>113</text:p>
          </table:table-cell>
          <table:table-cell table:style-name="ce107" office:value-type="float" office:value="230" calcext:value-type="float">
            <text:p><text:s text:c="3"/>23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93" calcext:value-type="float">
            <text:p><text:s text:c="3"/>9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53" calcext:value-type="float">
            <text:p><text:s text:c="3"/>353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68" calcext:value-type="float">
            <text:p><text:s text:c="3"/>368</text:p>
          </table:table-cell>
          <table:table-cell table:style-name="ce108" office:value-type="float" office:value="385" calcext:value-type="float">
            <text:p><text:s text:c="3"/>385</text:p>
          </table:table-cell>
          <table:table-cell table:style-name="ce108" office:value-type="float" office:value="50" calcext:value-type="float">
            <text:p><text:s text:c="3"/>50</text:p>
          </table:table-cell>
          <table:table-cell table:style-name="ce108" office:value-type="float" office:value="88" calcext:value-type="float">
            <text:p><text:s text:c="3"/>8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59" calcext:value-type="float">
            <text:p><text:s text:c="3"/>1,259</text:p>
          </table:table-cell>
          <table:table-cell table:style-name="ce107" office:value-type="float" office:value="1365" calcext:value-type="float">
            <text:p><text:s text:c="3"/>1,365</text:p>
          </table:table-cell>
          <table:table-cell table:style-name="ce107" office:value-type="float" office:value="218" calcext:value-type="float">
            <text:p><text:s text:c="3"/>218</text:p>
          </table:table-cell>
          <table:table-cell table:style-name="ce107" office:value-type="float" office:value="276" calcext:value-type="float">
            <text:p><text:s text:c="3"/>27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12" calcext:value-type="float">
            <text:p><text:s text:c="3"/>11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75" calcext:value-type="float">
            <text:p><text:s text:c="3"/>575</text:p>
          </table:table-cell>
          <table:table-cell table:style-name="ce68" office:value-type="float" office:value="643" calcext:value-type="float">
            <text:p><text:s text:c="3"/>643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68" office:value-type="float" office:value="172" calcext:value-type="float">
            <text:p><text:s text:c="3"/>17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84" calcext:value-type="float">
            <text:p><text:s text:c="3"/>684</text:p>
          </table:table-cell>
          <table:table-cell table:style-name="ce108" office:value-type="float" office:value="722" calcext:value-type="float">
            <text:p><text:s text:c="3"/>722</text:p>
          </table:table-cell>
          <table:table-cell table:style-name="ce108" office:value-type="float" office:value="107" calcext:value-type="float">
            <text:p><text:s text:c="3"/>107</text:p>
          </table:table-cell>
          <table:table-cell table:style-name="ce108" office:value-type="float" office:value="104" calcext:value-type="float">
            <text:p><text:s text:c="3"/>10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576" calcext:value-type="float">
            <text:p><text:s text:c="3"/>576</text:p>
          </table:table-cell>
          <table:table-cell table:style-name="ce107" office:value-type="float" office:value="450" calcext:value-type="float">
            <text:p><text:s text:c="3"/>450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34" calcext:value-type="float">
            <text:p><text:s text:c="3"/>3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43" calcext:value-type="float">
            <text:p><text:s text:c="3"/>343</text:p>
          </table:table-cell>
          <table:table-cell table:style-name="ce68" office:value-type="float" office:value="247" calcext:value-type="float">
            <text:p><text:s text:c="3"/>247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33" calcext:value-type="float">
            <text:p><text:s text:c="3"/>233</text:p>
          </table:table-cell>
          <table:table-cell table:style-name="ce108" office:value-type="float" office:value="203" calcext:value-type="float">
            <text:p><text:s text:c="3"/>203</text:p>
          </table:table-cell>
          <table:table-cell table:number-columns-repeated="2" table:style-name="ce108" office:value-type="float" office:value="43" calcext:value-type="float">
            <text:p><text:s text:c="3"/>4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557" calcext:value-type="float">
            <text:p><text:s text:c="3"/>1,557</text:p>
          </table:table-cell>
          <table:table-cell table:style-name="ce107" office:value-type="float" office:value="1479" calcext:value-type="float">
            <text:p><text:s text:c="3"/>1,479</text:p>
          </table:table-cell>
          <table:table-cell table:style-name="ce107" office:value-type="float" office:value="156" calcext:value-type="float">
            <text:p><text:s text:c="3"/>156</text:p>
          </table:table-cell>
          <table:table-cell table:style-name="ce107" office:value-type="float" office:value="262" calcext:value-type="float">
            <text:p><text:s text:c="3"/>262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15" calcext:value-type="float">
            <text:p><text:s text:c="3"/>11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27" calcext:value-type="float">
            <text:p><text:s text:c="3"/>727</text:p>
          </table:table-cell>
          <table:table-cell table:style-name="ce68" office:value-type="float" office:value="671" calcext:value-type="float">
            <text:p><text:s text:c="3"/>671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30" calcext:value-type="float">
            <text:p><text:s text:c="3"/>830</text:p>
          </table:table-cell>
          <table:table-cell table:style-name="ce108" office:value-type="float" office:value="808" calcext:value-type="float">
            <text:p><text:s text:c="3"/>808</text:p>
          </table:table-cell>
          <table:table-cell table:style-name="ce108" office:value-type="float" office:value="75" calcext:value-type="float">
            <text:p><text:s text:c="3"/>75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783" calcext:value-type="float">
            <text:p><text:s text:c="3"/>1,783</text:p>
          </table:table-cell>
          <table:table-cell table:style-name="ce107" office:value-type="float" office:value="1736" calcext:value-type="float">
            <text:p><text:s text:c="3"/>1,736</text:p>
          </table:table-cell>
          <table:table-cell table:style-name="ce107" office:value-type="float" office:value="303" calcext:value-type="float">
            <text:p><text:s text:c="3"/>303</text:p>
          </table:table-cell>
          <table:table-cell table:style-name="ce107" office:value-type="float" office:value="216" calcext:value-type="float">
            <text:p><text:s text:c="3"/>21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08" calcext:value-type="float">
            <text:p><text:s text:c="3"/>10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18" calcext:value-type="float">
            <text:p><text:s text:c="3"/>818</text:p>
          </table:table-cell>
          <table:table-cell table:style-name="ce68" office:value-type="float" office:value="807" calcext:value-type="float">
            <text:p><text:s text:c="3"/>807</text:p>
          </table:table-cell>
          <table:table-cell table:style-name="ce68" office:value-type="float" office:value="172" calcext:value-type="float">
            <text:p><text:s text:c="3"/>172</text:p>
          </table:table-cell>
          <table:table-cell table:style-name="ce68" office:value-type="float" office:value="121" calcext:value-type="float">
            <text:p><text:s text:c="3"/>12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98" calcext:value-type="float">
            <text:p><text:s text:c="3"/>9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65" calcext:value-type="float">
            <text:p><text:s text:c="3"/>965</text:p>
          </table:table-cell>
          <table:table-cell table:style-name="ce108" office:value-type="float" office:value="929" calcext:value-type="float">
            <text:p><text:s text:c="3"/>929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style-name="ce108" office:value-type="float" office:value="95" calcext:value-type="float">
            <text:p><text:s text:c="3"/>95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21" calcext:value-type="float">
            <text:p><text:s text:c="3"/>1,021</text:p>
          </table:table-cell>
          <table:table-cell table:style-name="ce107" office:value-type="float" office:value="1027" calcext:value-type="float">
            <text:p><text:s text:c="3"/>1,027</text:p>
          </table:table-cell>
          <table:table-cell table:style-name="ce107" office:value-type="float" office:value="153" calcext:value-type="float">
            <text:p><text:s text:c="3"/>153</text:p>
          </table:table-cell>
          <table:table-cell table:style-name="ce107" office:value-type="float" office:value="175" calcext:value-type="float">
            <text:p><text:s text:c="3"/>17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51" calcext:value-type="float">
            <text:p><text:s text:c="3"/>5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80" calcext:value-type="float">
            <text:p><text:s text:c="3"/>480</text:p>
          </table:table-cell>
          <table:table-cell table:style-name="ce68" office:value-type="float" office:value="471" calcext:value-type="float">
            <text:p><text:s text:c="3"/>471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41" calcext:value-type="float">
            <text:p><text:s text:c="3"/>541</text:p>
          </table:table-cell>
          <table:table-cell table:style-name="ce108" office:value-type="float" office:value="556" calcext:value-type="float">
            <text:p><text:s text:c="3"/>556</text:p>
          </table:table-cell>
          <table:table-cell table:style-name="ce108" office:value-type="float" office:value="68" calcext:value-type="float">
            <text:p><text:s text:c="3"/>68</text:p>
          </table:table-cell>
          <table:table-cell table:style-name="ce108" office:value-type="float" office:value="72" calcext:value-type="float">
            <text:p><text:s text:c="3"/>7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728" calcext:value-type="float">
            <text:p><text:s text:c="3"/>728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43" office:value-type="float" office:value="112" calcext:value-type="float">
            <text:p><text:s text:c="3"/>112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08" calcext:value-type="float">
            <text:p><text:s text:c="3"/>408</text:p>
          </table:table-cell>
          <table:table-cell table:style-name="ce39" office:value-type="float" office:value="381" calcext:value-type="float">
            <text:p><text:s text:c="3"/>38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320" calcext:value-type="float">
            <text:p><text:s text:c="3"/>320</text:p>
          </table:table-cell>
          <table:table-cell table:style-name="ce40" office:value-type="float" office:value="300" calcext:value-type="float">
            <text:p><text:s text:c="3"/>300</text:p>
          </table:table-cell>
          <table:table-cell table:style-name="ce40" office:value-type="float" office:value="66" calcext:value-type="float">
            <text:p><text:s text:c="3"/>66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634" calcext:value-type="float">
            <text:p><text:s text:c="3"/>634</text:p>
          </table:table-cell>
          <table:table-cell table:style-name="ce107" office:value-type="float" office:value="582" calcext:value-type="float">
            <text:p><text:s text:c="3"/>582</text:p>
          </table:table-cell>
          <table:table-cell table:style-name="ce107" office:value-type="float" office:value="101" calcext:value-type="float">
            <text:p><text:s text:c="3"/>101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49" calcext:value-type="float">
            <text:p><text:s text:c="3"/>349</text:p>
          </table:table-cell>
          <table:table-cell table:style-name="ce68" office:value-type="float" office:value="316" calcext:value-type="float">
            <text:p><text:s text:c="3"/>31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85" calcext:value-type="float">
            <text:p><text:s text:c="3"/>285</text:p>
          </table:table-cell>
          <table:table-cell table:style-name="ce108" office:value-type="float" office:value="266" calcext:value-type="float">
            <text:p><text:s text:c="3"/>266</text:p>
          </table:table-cell>
          <table:table-cell table:style-name="ce108" office:value-type="float" office:value="59" calcext:value-type="float">
            <text:p><text:s text:c="3"/>59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99" calcext:value-type="float">
            <text:p><text:s text:c="3"/>99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5"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8年5月6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92" meta:object-count="0"/>
    <meta:generator>LibreOffice/5.0.6.2$Linux_X86_64 LibreOffice_project/00$Build-2</meta:generator>
  </office:meta>
</office:document-meta>
</file>